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1EB70000819B00003A653728BE2E112D5303.svg" manifest:media-type="image/svg+xml"/>
  <manifest:file-entry manifest:full-path="Pictures/100048B800001B6E00000B7822A3FAAEBE51E006.wmf" manifest:media-type="image/x-wmf"/>
  <manifest:file-entry manifest:full-path="Pictures/10000000000008A80000067E0718B814CD2AB836.jpg" manifest:media-type="image/jpeg"/>
  <manifest:file-entry manifest:full-path="Pictures/1000020100000162000000943D264FD9C4862A65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pitch="fixed"/>
    <style:font-face style:name="Liberation Mono6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" style:font-pitch="variable"/>
    <style:font-face style:name="Liberation Sans" svg:font-family="'Liberation Sans'" style:font-pitch="variable"/>
    <style:font-face style:name="OpenSymbol" svg:font-family="OpenSymbol, 'Arial Unicode MS'" style:font-pitch="variable"/>
    <style:font-face style:name="Liberation Mono5" svg:font-family="'Liberation Mono'" style:font-family-generic="modern" style:font-pitch="variable"/>
    <style:font-face style:name="Liberation Mono4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3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6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408cm" fo:min-width="0cm"/>
    </style:style>
    <style:style style:name="gr4" style:family="graphic" style:parent-style-name="standard">
      <style:graphic-properties svg:stroke-color="#000000" draw:fill-color="#ffffff" draw:textarea-vertical-align="middle" draw:auto-grow-height="false" fo:min-height="0.85cm" fo:min-width="0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41cm" fo:min-width="2.513cm"/>
    </style:style>
    <style:style style:name="gr6" style:family="graphic" style:parent-style-name="standard">
      <style:graphic-properties svg:stroke-color="#000000" draw:fill-color="#f0e6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color="#000000" draw:fill-color="#f0e6ff" draw:opacity="50%" draw:textarea-horizontal-align="justify" draw:textarea-vertical-align="middle" draw:auto-grow-height="false" draw:shadow="hidden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3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229cm"/>
      <style:paragraph-properties style:writing-mode="lr-tb"/>
    </style:style>
    <style:style style:name="gr11" style:family="graphic" style:parent-style-name="standard">
      <style:graphic-properties svg:stroke-color="#3465a4" draw:marker-end="Arrow_20_concave" draw:textarea-vertical-align="middle"/>
    </style:style>
    <style:style style:name="gr12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cm"/>
    </style:style>
    <style:style style:name="gr13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.027cm"/>
    </style:style>
    <style:style style:name="gr14" style:family="graphic" style:parent-style-name="standard">
      <style:graphic-properties svg:stroke-color="#000000" draw:fill-color="#f0e6ff" draw:textarea-horizontal-align="justify" draw:textarea-vertical-align="middle" draw:auto-grow-height="false" fo:min-height="0.277cm" fo:min-width="0.028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77cm" fo:min-width="2.512cm"/>
    </style:style>
    <style:style style:name="gr16" style:family="graphic" style:parent-style-name="objectwithoutfill">
      <style:graphic-properties svg:stroke-width="0.03cm" svg:stroke-color="#3465a4" draw:marker-start-width="0.3cm" draw:marker-end="Arrow_20_concave" draw:marker-end-width="0.17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3465a4" draw:marker-start-width="0.32cm" draw:marker-end="Arrow_20_concave" draw:marker-end-width="0.2cm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3.626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564cm" fo:min-width="1.514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0.512cm" fo:min-width="0.26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75cm" fo:min-width="0cm"/>
    </style:style>
    <style:style style:name="gr22" style:family="graphic" style:parent-style-name="standard">
      <style:graphic-properties svg:stroke-color="#000000" draw:marker-end="" draw:marker-end-width="0.1cm" draw:textarea-vertical-align="middle"/>
    </style:style>
    <style:style style:name="gr23" style:family="graphic" style:parent-style-name="standard">
      <style:graphic-properties svg:stroke-color="#000000" draw:fill-color="#f0e6ff" draw:textarea-horizontal-align="justify" draw:textarea-vertical-align="middle" draw:auto-grow-height="false" fo:min-height="0.275cm" fo:min-width="0cm"/>
    </style:style>
    <style:style style:name="gr24" style:family="graphic" style:parent-style-name="standard">
      <style:graphic-properties svg:stroke-color="#000000" draw:fill-color="#f0e6ff" draw:textarea-horizontal-align="justify" draw:textarea-vertical-align="middle" draw:auto-grow-height="false" fo:min-height="0.275cm" fo:min-width="0.025cm"/>
    </style:style>
    <style:style style:name="gr2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75cm" fo:min-width="2.5cm"/>
    </style:style>
    <style:style style:name="gr26" style:family="graphic" style:parent-style-name="standard">
      <style:graphic-properties svg:stroke-color="#000000" draw:marker-end="Arrow_20_concav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2cm"/>
      <style:paragraph-properties style:writing-mode="lr-tb"/>
    </style:style>
    <style:style style:name="gr28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133cm" fo:min-width="1.942cm" fo:wrap-option="no-wrap"/>
      <style:paragraph-properties style:writing-mode="lr-tb"/>
    </style:style>
    <style:style style:name="gr29" style:family="graphic" style:parent-style-name="standard">
      <style:graphic-properties draw:stroke="dash" draw:stroke-dash="Fine_20_Dashed" svg:stroke-color="#000000" draw:marker-end="Arrow_20_concave" draw:textarea-vertical-align="middle"/>
    </style:style>
    <style:style style:name="gr30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71cm" fo:min-width="1.48cm" fo:wrap-option="no-wrap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644cm" fo:min-width="1.96cm" fo:wrap-option="no-wrap"/>
      <style:paragraph-properties style:writing-mode="lr-tb"/>
    </style:style>
    <style:style style:name="gr33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297cm" fo:min-width="2.473cm" fo:wrap-option="no-wrap"/>
      <style:paragraph-properties style:writing-mode="lr-tb"/>
    </style:style>
    <style:style style:name="gr34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391cm" fo:min-width="2.714cm" fo:wrap-option="no-wrap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7.832cm" fo:min-width="0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7.747cm" fo:min-width="0cm"/>
    </style:style>
    <style:style style:name="gr37" style:family="graphic" style:parent-style-name="standard">
      <style:graphic-properties draw:stroke="dash" draw:stroke-dash="Fine_20_Dashed" svg:stroke-color="#000000" draw:marker-start="" draw:marker-end="Arrow_20_concave" draw:textarea-vertical-align="middle"/>
    </style:style>
    <style:style style:name="gr38" style:family="graphic" style:parent-style-name="standard">
      <style:graphic-properties draw:stroke="none" draw:stroke-dash="Fine_20_Dashed" svg:stroke-color="#000000" draw:marker-start="" draw:marker-end="Arrow_20_concave" draw:fill="solid" draw:fill-color="#000000" draw:textarea-horizontal-align="center" draw:textarea-vertical-align="middle" draw:shadow="hidden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3.045cm" fo:min-width="0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3.314cm" fo:min-width="0cm"/>
    </style:style>
    <style:style style:name="gr41" style:family="graphic" style:parent-style-name="standard">
      <style:graphic-properties svg:stroke-color="#000000" draw:fill-color="#ffffcc" draw:textarea-horizontal-align="justify" draw:textarea-vertical-align="middle" draw:auto-grow-height="false" fo:min-height="0.911cm" fo:min-width="4.941cm" fo:wrap-option="no-wrap"/>
      <style:paragraph-properties style:writing-mode="lr-tb"/>
    </style:style>
    <style:style style:name="gr42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4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521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4.721cm"/>
      <style:paragraph-properties style:writing-mode="lr-tb"/>
    </style:style>
    <style:style style:name="pr9" style:family="presentation" style:parent-style-name="master-title">
      <style:graphic-properties fo:min-height="1.741cm"/>
      <style:paragraph-properties style:writing-mode="lr-tb"/>
    </style:style>
    <style:style style:name="pr10" style:family="presentation" style:parent-style-name="master-outline1">
      <style:graphic-properties fo:min-height="14.15cm"/>
      <style:paragraph-properties style:writing-mode="lr-tb"/>
    </style:style>
    <style:style style:name="pr11" style:family="presentation" style:parent-style-name="master-notes">
      <style:graphic-properties draw:fill-color="#ffffff" fo:min-height="13.364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3.611cm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3.966cm"/>
      <style:paragraph-properties style:writing-mode="lr-tb"/>
    </style:style>
    <style:style style:name="pr14" style:family="presentation" style:parent-style-name="master-title">
      <style:graphic-properties draw:auto-grow-height="true" fo:min-height="1.737cm"/>
      <style:paragraph-properties style:writing-mode="lr-tb"/>
    </style:style>
    <style:style style:name="pr15" style:family="presentation" style:parent-style-name="master-outline1">
      <style:paragraph-properties style:writing-mode="lr-tb"/>
    </style:style>
    <style:style style:name="pr16" style:family="presentation" style:parent-style-name="master-notes">
      <style:graphic-properties draw:fill-color="#ffffff" fo:min-height="15.121cm"/>
      <style:paragraph-properties style:writing-mode="lr-tb"/>
    </style:style>
    <style:style style:name="pr17" style:family="presentation" style:parent-style-name="master-outline1" style:list-style-name="L5">
      <style:graphic-properties fo:min-height="14.15cm"/>
      <style:paragraph-properties style:writing-mode="lr-tb"/>
    </style:style>
    <style:style style:name="pr18" style:family="presentation" style:parent-style-name="master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5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writing-mode="lr-tb"/>
      <style:text-properties fo:color="#000000"/>
    </style:style>
    <style:style style:name="P15" style:family="paragraph">
      <style:paragraph-properties fo:margin-left="0cm" fo:margin-right="0cm" fo:margin-top="0cm" fo:margin-bottom="0.2cm" fo:text-indent="0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fo:font-size="14pt" style:font-size-asian="14pt" style:font-size-complex="14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f0e6ff"/>
      <style:paragraph-properties fo:text-align="center"/>
    </style:style>
    <style:style style:name="P19" style:family="paragraph">
      <loext:graphic-properties draw:fill-color="#f0e6ff" draw:opacity="50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8pt" style:font-size-asian="8pt" style:font-size-complex="8pt"/>
    </style:style>
    <style:style style:name="P30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32" style:family="paragraph">
      <style:paragraph-properties fo:margin-top="0cm" fo:margin-bottom="0.8cm">
        <style:tab-stops>
          <style:tab-stop style:position="6.988cm"/>
          <style:tab-stop style:position="8.514cm"/>
          <style:tab-stop style:position="15.502cm"/>
          <style:tab-stop style:position="16.994cm"/>
        </style:tab-stops>
      </style:paragraph-properties>
    </style:style>
    <style:style style:name="P33" style:family="paragraph">
      <style:paragraph-properties fo:margin-top="0cm" fo:margin-bottom="0.8cm">
        <style:tab-stops>
          <style:tab-stop style:position="6.988cm"/>
          <style:tab-stop style:position="8.898cm"/>
          <style:tab-stop style:position="15.502cm"/>
          <style:tab-stop style:position="16.994cm"/>
        </style:tab-stops>
      </style:paragraph-properties>
    </style:style>
    <style:style style:name="P34" style:family="paragraph">
      <style:paragraph-properties fo:margin-top="0cm" fo:margin-bottom="0.3cm">
        <style:tab-stops>
          <style:tab-stop style:position="8.887cm"/>
          <style:tab-stop style:position="18.012cm"/>
        </style:tab-stops>
      </style:paragraph-properties>
    </style:style>
    <style:style style:name="P35" style:family="paragraph">
      <style:paragraph-properties>
        <style:tab-stops>
          <style:tab-stop style:position="8.514cm"/>
          <style:tab-stop style:position="18.012cm"/>
        </style:tab-stops>
      </style:paragraph-properties>
    </style:style>
    <style:style style:name="P36" style:family="paragraph">
      <style:paragraph-properties fo:margin-left="0cm" fo:margin-right="0cm" fo:margin-top="0cm" fo:margin-bottom="0.2cm" fo:text-indent="-0.6cm"/>
    </style:style>
    <style:style style:name="P37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20pt"/>
    </style:style>
    <style:style style:name="P38" style:family="paragraph">
      <loext:graphic-properties draw:fill="none"/>
      <style:paragraph-properties fo:text-align="start" style:writing-mode="lr-tb"/>
      <style:text-properties style:font-name="Liberation Mono6" fo:font-size="18pt"/>
    </style:style>
    <style:style style:name="P39" style:family="paragraph">
      <style:paragraph-properties fo:margin-top="0cm" fo:margin-bottom="0.2cm">
        <style:tab-stops>
          <style:tab-stop style:position="14.784cm"/>
        </style:tab-stops>
      </style:paragraph-properties>
    </style:style>
    <style:style style:name="P40" style:family="paragraph">
      <style:paragraph-properties fo:margin-top="0cm" fo:margin-bottom="0.5cm">
        <style:tab-stops>
          <style:tab-stop style:position="14.784cm"/>
        </style:tab-stops>
      </style:paragraph-properties>
    </style:style>
    <style:style style:name="P41" style:family="paragraph">
      <style:paragraph-properties fo:margin-top="0cm" fo:margin-bottom="0.4cm">
        <style:tab-stops>
          <style:tab-stop style:position="14.784cm"/>
        </style:tab-stops>
      </style:paragraph-properties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4" style:family="paragraph">
      <style:paragraph-properties fo:text-align="center" style:writing-mode="lr-tb"/>
      <style:text-properties style:font-name="Liberation Sans5" fo:font-size="10pt" style:font-size-asian="10pt" style:font-size-complex="10pt"/>
    </style:style>
    <style:style style:name="P45" style:family="paragraph">
      <loext:graphic-properties draw:fill-color="#ffffcc"/>
      <style:paragraph-properties fo:text-align="center" style:writing-mode="lr-tb"/>
      <style:text-properties style:font-name="Liberation Sans5" fo:font-size="10pt" style:font-size-asian="10pt" style:font-size-complex="10pt"/>
    </style:style>
    <style:style style:name="P46" style:family="paragraph">
      <style:paragraph-properties fo:margin-left="0cm" fo:margin-right="0cm" fo:margin-top="0cm" fo:margin-bottom="0.2cm" fo:text-indent="0cm"/>
      <style:text-properties fo:hyphenate="false" loext:hyphenation-no-caps="false"/>
    </style:style>
    <style:style style:name="P47" style:family="paragraph">
      <style:paragraph-properties fo:margin-top="0cm" fo:margin-bottom="0cm"/>
    </style:style>
    <style:style style:name="P48" style:family="paragraph">
      <style:paragraph-properties style:writing-mode="lr-tb"/>
      <style:text-properties fo:color="#000000" fo:font-size="22pt" style:font-size-asian="22pt" style:font-size-complex="22pt"/>
    </style:style>
    <style:style style:name="P49" style:family="paragraph">
      <style:paragraph-properties fo:text-align="center"/>
      <style:text-properties fo:font-size="10pt" style:font-size-asian="10pt" style:font-size-complex="10pt"/>
    </style:style>
    <style:style style:name="P50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51" style:family="paragraph">
      <style:paragraph-properties fo:margin-top="0cm" fo:margin-bottom="0.2cm">
        <style:tab-stops>
          <style:tab-stop style:position="11.013cm"/>
        </style:tab-stops>
      </style:paragraph-properties>
    </style:style>
    <style:style style:name="P52" style:family="paragraph">
      <loext:graphic-properties draw:fill-color="#ffffff"/>
      <style:paragraph-properties fo:margin-left="0cm" fo:margin-right="0cm" fo:margin-top="0cm" fo:margin-bottom="0.2cm" fo:text-indent="0cm" style:writing-mode="lr-tb">
        <style:tab-stops>
          <style:tab-stop style:position="11.21cm"/>
        </style:tab-stops>
      </style:paragraph-properties>
      <style:text-properties fo:font-size="14pt" style:font-size-asian="14pt" style:font-size-complex="14pt"/>
    </style:style>
    <style:style style:name="P53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54" style:family="paragraph">
      <loext:graphic-properties draw:fill-color="#ffffcc"/>
      <style:paragraph-properties fo:text-align="center" style:writing-mode="lr-tb"/>
      <style:text-properties fo:font-style="normal" style:font-style-asian="normal" style:font-style-complex="normal"/>
    </style:style>
    <style:style style:name="P55" style:family="paragraph">
      <style:paragraph-properties fo:margin-top="0cm" fo:margin-bottom="0.3cm">
        <style:tab-stops>
          <style:tab-stop style:position="9.492cm"/>
        </style:tab-stops>
      </style:paragraph-properties>
    </style:style>
    <style:style style:name="P56" style:family="paragraph">
      <style:paragraph-properties fo:margin-top="0cm" fo:margin-bottom="0.7cm">
        <style:tab-stops>
          <style:tab-stop style:position="9.492cm"/>
        </style:tab-stops>
      </style:paragraph-properties>
    </style:style>
    <style:style style:name="P57" style:family="paragraph">
      <style:paragraph-properties>
        <style:tab-stops>
          <style:tab-stop style:position="9.492cm"/>
        </style:tab-stops>
      </style:paragraph-properties>
    </style:style>
    <style:style style:name="P58" style:family="paragraph">
      <loext:graphic-properties draw:fill-color="#ffffff"/>
      <style:paragraph-properties style:writing-mode="lr-tb"/>
    </style:style>
    <style:style style:name="P59" style:family="paragraph">
      <style:paragraph-properties fo:margin-top="0cm" fo:margin-bottom="0.3cm"/>
    </style:style>
    <style:style style:name="P60" style:family="paragraph">
      <style:paragraph-properties style:writing-mode="lr-tb"/>
      <style:text-properties fo:color="#000000" fo:font-size="26pt" style:font-size-asian="26pt" style:font-size-complex="26pt"/>
    </style:style>
    <style:style style:name="P61" style:family="paragraph">
      <loext:graphic-properties draw:fill-color="#999999"/>
      <style:paragraph-properties fo:text-align="center"/>
    </style:style>
    <style:style style:name="P6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style:font-name="Liberation Mono" fo:font-size="14pt" style:font-size-asian="14pt" style:font-size-complex="14pt"/>
    </style:style>
    <style:style style:name="P63" style:family="paragraph">
      <style:paragraph-properties fo:margin-top="0cm" fo:margin-bottom="0.2cm" style:writing-mode="lr-tb"/>
      <style:text-properties fo:color="#000000" fo:font-size="26pt" style:font-size-asian="26pt" style:font-size-complex="26pt"/>
    </style:style>
    <style:style style:name="P64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style:font-name="Liberation Sans" fo:font-size="14pt" style:font-size-asian="14pt" style:font-size-complex="14pt"/>
    </style:style>
    <style:style style:name="T1" style:family="text">
      <style:text-properties fo:color="#ffffff" style:font-name="Liberation Sans5" fo:font-size="32pt" fo:language="ru" fo:country="RU" style:font-size-asian="32pt" style:font-size-complex="32pt"/>
    </style:style>
    <style:style style:name="T2" style:family="text">
      <style:text-properties fo:color="#ffffff" style:font-name="Liberation Sans5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fo:font-size="28pt" fo:language="ru" fo:country="RU" style:font-size-asian="28pt" style:font-size-complex="28pt"/>
    </style:style>
    <style:style style:name="T12" style:family="text">
      <style:text-properties fo:color="#000000" style:font-name="Liberation Serif" fo:font-size="28pt" fo:language="ru" fo:country="RU" fo:font-style="normal" style:font-size-asian="28pt" style:font-style-asian="normal" style:font-size-complex="28pt" style:font-style-complex="normal"/>
    </style:style>
    <style:style style:name="T13" style:family="text">
      <style:text-properties fo:color="#000000"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size="14pt" fo:language="ru" fo:country="RU" style:font-size-asian="14pt" style:font-size-complex="14pt"/>
    </style:style>
    <style:style style:name="T18" style:family="text">
      <style:text-properties fo:color="#000000" fo:font-size="14pt" fo:language="ru" fo:country="RU" fo:font-style="normal" style:font-size-asian="14pt" style:font-style-asian="normal" style:font-size-complex="14pt" style:font-style-complex="normal"/>
    </style:style>
    <style:style style:name="T19" style:family="text">
      <style:text-properties fo:font-size="12pt" fo:language="ru" fo:country="RU" style:font-size-asian="12pt" style:font-size-complex="12pt"/>
    </style:style>
    <style:style style:name="T20" style:family="text">
      <style:text-properties fo:font-size="12pt" fo:language="be" fo:country="BY" style:font-size-asian="12pt" style:font-size-complex="12pt"/>
    </style:style>
    <style:style style:name="T21" style:family="text">
      <style:text-properties fo:font-size="10pt" fo:language="kk" fo:country="KZ" style:font-size-asian="10pt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2pt" fo:language="rue" fo:country="UA" style:font-size-asian="12pt" style:font-size-complex="12pt"/>
    </style:style>
    <style:style style:name="T24" style:family="text">
      <style:text-properties fo:font-size="10pt" style:rfc-language-tag="mn-Cyrl-MN" fo:language="mn" fo:script="Cyrl" fo:country="MN" style:font-size-asian="10pt" style:font-size-complex="10pt"/>
    </style:style>
    <style:style style:name="T25" style:family="text">
      <style:text-properties fo:font-size="10pt" fo:language="ru" fo:country="RU" style:font-size-asian="10pt" style:font-size-complex="10pt"/>
    </style:style>
    <style:style style:name="T26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28pt" fo:language="ru" fo:country="RU" fo:font-style="italic" style:font-size-asian="28pt" style:font-style-asian="italic" style:font-size-complex="28pt" style:font-style-complex="italic"/>
    </style:style>
    <style:style style:name="T30" style:family="text">
      <style:text-properties fo:color="#000000" fo:font-size="22pt" fo:language="ru" fo:country="RU" style:font-size-asian="22pt" style:font-size-complex="22pt"/>
    </style:style>
    <style:style style:name="T3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32" style:family="text">
      <style:text-properties fo:font-size="14pt" fo:language="ru" fo:country="RU" fo:font-style="italic" fo:font-weight="normal" style:font-size-asian="14pt" style:font-weight-asian="normal" style:font-size-complex="14pt" style:font-weight-complex="normal"/>
    </style:style>
    <style:style style:name="T33" style:family="text">
      <style:text-properties style:font-name="Liberation Mono6" fo:font-size="18pt"/>
    </style:style>
    <style:style style:name="T34" style:family="text">
      <style:text-properties fo:color="#000000" fo:language="ru" fo:country="RU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ru" fo:country="RU" fo:text-shadow="none" fo:font-weight="normal" style:letter-kerning="true" style:font-name-asian="Droid Sans Fallback1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ru" fo:country="RU" fo:font-style="italic" fo:text-shadow="none" fo:font-weight="normal" style:letter-kerning="true" style:font-name-asian="Droid Sans Fallback1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40" style:family="text">
      <style:text-properties fo:color="#000000" style:font-name="Liberation Serif" fo:font-size="22pt" fo:language="ru" fo:country="RU" fo:font-style="normal" style:font-name-asian="Liberation Serif2" style:font-size-asian="22pt" style:font-style-asian="normal" style:font-name-complex="Liberation Serif2" style:font-size-complex="22pt" style:font-style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0pt" fo:language="rue" fo:country="UA" style:font-size-asian="10pt" style:font-size-complex="10pt"/>
    </style:style>
    <style:style style:name="T43" style:family="text">
      <style:text-properties fo:color="#000000" style:font-name="Liberation Sans5" fo:font-size="10pt" fo:language="ru" fo:country="RU" fo:font-style="normal" style:font-name-asian="Liberation Serif2" style:font-size-asian="10pt" style:font-style-asian="normal" style:font-name-complex="Liberation Serif2" style:font-size-complex="10pt" style:font-style-complex="normal"/>
    </style:style>
    <style:style style:name="T44" style:family="text">
      <style:text-properties style:font-name="Liberation Sans5" fo:font-size="10pt" fo:language="ru" fo:country="RU" style:font-size-asian="10pt" style:font-size-complex="10pt"/>
    </style:style>
    <style:style style:name="T45" style:family="text">
      <style:text-properties fo:color="#000000" fo:font-size="22pt" fo:language="ru" fo:country="RU" fo:font-style="normal" style:font-size-asian="22pt" style:font-style-asian="normal" style:font-size-complex="22pt" style:font-style-complex="normal"/>
    </style:style>
    <style:style style:name="T46" style:family="text">
      <style:text-properties fo:font-size="10.5pt" fo:language="ru" fo:country="RU" fo:font-style="normal" style:font-size-asian="10.5pt" style:font-style-asian="normal" style:font-size-complex="10.5pt" style:font-style-complex="normal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fo:font-size="26pt" fo:language="ru" fo:country="RU" style:font-size-asian="26pt" style:font-size-complex="26pt"/>
    </style:style>
    <style:style style:name="T49" style:family="text">
      <style:text-properties fo:color="#000000" fo:font-size="6pt" fo:language="ru" fo:country="RU" style:font-size-asian="6pt" style:font-size-complex="6pt"/>
    </style:style>
    <style:style style:name="T50" style:family="text">
      <style:text-properties fo:color="#000000" style:font-name="Liberation Sans" fo:font-size="14pt" fo:language="ru" fo:country="RU" style:font-size-asian="14pt" style:font-size-complex="14pt"/>
    </style:style>
    <style:style style:name="T51" style:family="text">
      <style:text-properties fo:color="#000000" style:font-name="Liberation Sans" fo:font-size="14pt" fo:language="ru" fo:country="RU" fo:font-style="italic" style:font-size-asian="14pt" style:font-style-asian="italic" style:font-size-complex="14pt" style:font-style-complex="italic"/>
    </style:style>
    <style:style style:name="T52" style:family="text">
      <style:text-properties fo:color="#000000" style:font-name="Liberation Sans5" fo:font-size="14pt" fo:language="ru" fo:country="RU" fo:font-style="italic" style:font-size-asian="14pt" style:font-style-asian="italic" style:font-size-complex="14pt" style:font-style-complex="italic"/>
    </style:style>
    <style:style style:name="T53" style:family="text">
      <style:text-properties fo:color="#000000" style:font-name="Liberation Sans5" fo:font-size="14pt" fo:language="ru" fo:country="RU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епликация</text:span><text:span text:style-name="T2"><text:line-break/></text:span><text:span text:style-name="T2">Обзор физической репликаци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Задачи и виды репликации</text:span></text:p>
              </text:list-item>
              <text:list-item>
                <text:p text:style-name="P9"><text:span text:style-name="T11">Физическая репликация</text:span></text:p>
              </text:list-item>
              <text:list-item>
                <text:p text:style-name="P9"><text:span text:style-name="T11">Уровни журнала</text:span></text:p>
              </text:list-item>
              <text:list-item>
                <text:p text:style-name="P9"><text:span text:style-name="T11">Варианты использования реплики</text:span></text:p>
              </text:list-item>
              <text:list-item>
                <text:p text:style-name="P9"><text:span text:style-name="T11">Переключение на реплику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дачи и виды репликации</text:span></text:p>
          </draw:text-box>
        </draw:frame>
        <draw:frame presentation:style-name="pr4" draw:text-style-name="P1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Синхронизация данных на разных серверах</text:span></text:p>
              </text:list-item>
              <text:list-item>
                <text:p text:style-name="P9"><text:span text:style-name="T12">Основные задачи</text:span></text:p>
                <text:list>
                  <text:list-item>
                    <text:p text:style-name="P12"><text:span text:style-name="T13">отказоустойчивость, высокая доступность</text:span></text:p>
                  </text:list-item>
                  <text:list-item>
                    <text:p text:style-name="P13"><text:span text:style-name="T13">масштабируемость</text:span></text:p>
                  </text:list-item>
                </text:list>
              </text:list-item>
              <text:list-item>
                <text:p text:style-name="P9"><text:span text:style-name="T12">Физическая репликация</text:span></text:p>
                <text:list>
                  <text:list-item>
                    <text:p text:style-name="P13"><text:span text:style-name="T14">синхронизация на уровне страниц и версий строк</text:span></text:p>
                  </text:list-item>
                </text:list>
              </text:list-item>
              <text:list-item>
                <text:p text:style-name="P9"><text:span text:style-name="T12">Логическая репликация</text:span></text:p>
                <text:list>
                  <text:list-item>
                    <text:p><text:span text:style-name="T14">синхронизация на уровне строк таблиц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4.321cm" svg:x="2.1cm" svg:y="14.107cm" presentation:class="notes" presentation:user-transformed="true">
            <draw:text-box>
              <text:p text:style-name="P15"><text:span text:style-name="T15">Одиночный сервер, управляющий базами данных, может не удовлетворять предъявляемым требованиям.</text:span></text:p>
              <text:p text:style-name="P15"><text:span text:style-name="T15">Один сервер — возможная точка отказа. Два (или больше) серверов позволяют сохранить доступность системы в случае сбоя (отказоустойчивость) или — более широко — в любом случае, например, при проведении плановых работ (высокая доступность).</text:span></text:p>
              <text:p text:style-name="P15"><text:span text:style-name="T15">Один сервер может не справляться с нагрузкой. Наращивать ресурсы сервера может оказаться невыгодно или вообще невозможно.</text:span><text:span text:style-name="T15"><text:line-break/></text:span><text:span text:style-name="T15">Но можно распределить нагрузку на несколько серверов (масштабирование).</text:span></text:p>
              <text:p text:style-name="P15"><text:span text:style-name="T15">Информационные системы могут использовать общие данные.</text:span></text:p>
              <text:p text:style-name="P15"><text:span text:style-name="T15">Таким образом, речь идет о том, чтобы иметь несколько серверов, работающих с одними и теми же данными. Под репликацией понимается процесс синхронизации этих данных.</text:span></text:p>
              <text:p text:style-name="P15"><text:span text:style-name="T15">В зависимости от уровня, на котором происходит синхронизация, различают </text:span><text:span text:style-name="T16">физическую и логическую</text:span><text:span text:style-name="T15"> </text:span><text:span text:style-name="T17">репликацию: при физической репликации синхронизируются изменения, произошедшие в страницах данных и статусах транзакций, а при логической — изменения строк таблиц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Физическая репликация</text:span></text:p>
          </draw:text-box>
        </draw:frame>
        <draw:frame presentation:style-name="pr4" draw:text-style-name="P1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Механизм</text:span></text:p>
                <text:list>
                  <text:list-item>
                    <text:p text:style-name="P13"><text:span text:style-name="T13">один сервер транслирует журнальные записи на другой сервер,</text:span><text:span text:style-name="T13"><text:line-break/></text:span><text:span text:style-name="T13">и тот проигрывает полученные записи</text:span></text:p>
                  </text:list-item>
                </text:list>
              </text:list-item>
              <text:list-item>
                <text:p text:style-name="P9"><text:span text:style-name="T12">Особенности</text:span></text:p>
                <text:list>
                  <text:list-item>
                    <text:p text:style-name="P12"><text:span text:style-name="T13">мастер-реплика: поток данных только в одну сторону</text:span></text:p>
                  </text:list-item>
                  <text:list-item>
                    <text:p text:style-name="P12"><text:span text:style-name="T13">требуется двоичная совместимость серверов</text:span></text:p>
                  </text:list-item>
                  <text:list-item>
                    <text:p text:style-name="P13"><text:span text:style-name="T13">возможна репликация только всего кластера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6" draw:layer="layout" svg:width="16.799cm" svg:height="14.321cm" svg:x="2.1cm" svg:y="14.107cm" presentation:class="notes" presentation:user-transformed="true">
            <draw:text-box>
              <text:p text:style-name="P15"><text:span text:style-name="T17">Механизм физической репликации состоит в том, что один сервер передает журнальные записи на другой сервер, а тот их проигрывает — как при восстановлении после сбоя.</text:span></text:p>
              <text:p text:style-name="P15"><text:span text:style-name="T17">При </text:span><text:span text:style-name="T18">физической репликации </text:span><text:span text:style-name="T17">серверы имеют назначенные роли:</text:span><text:span text:style-name="T17"><text:line-break/></text:span><text:span text:style-name="T17">мастер и реплика. Мастер передает на реплику свои журнальные записи в виде файлов или потока записей; реплика применяет эти записи к своим файлам данных. Применение происходит чисто механически, без «понимания смысла» изменений, поэтому важна двоичная совместимость между серверами (одинаковые платформы</text:span><text:span text:style-name="T17"><text:line-break/></text:span><text:span text:style-name="T17">и основные версии PostgreSQL). Поскольку журнал общий для всего кластера, то и реплицировать можно только весь кластер целиком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Физическая репликация</text:span></text:p>
          </draw:text-box>
        </draw:frame>
        <draw:custom-shape draw:style-name="gr3" draw:text-style-name="P17" draw:layer="layout" svg:width="0.5cm" svg:height="8.75cm" draw:transform="rotate (-1.5707963267949) translate (15.553cm 9.103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7" draw:layer="layout" svg:width="1.4cm" svg:height="1.1cm" draw:transform="rotate (-1.5707963267949) translate (5.357cm 8.657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7" draw:layer="layout" svg:width="3.012cm" svg:height="2.636cm" svg:x="3.51cm" svg:y="5.6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613cm" draw:transform="rotate (-3.14159265358979) translate (6.523cm 8.249cm)" svg:viewBox="0 0 3013 1614" svg:d="M3013 1614v-1199c0-208-753-415-1506-415s-1507 207-1507 415v1199c0-208 754-415 1507-415s1506 207 1506 415z">
          <text:p/>
        </draw:path>
        <draw:path draw:style-name="gr7" draw:text-style-name="P19" draw:layer="layout" svg:width="3.008cm" svg:height="0.822cm" svg:x="3.512cm" svg:y="6.228cm" svg:viewBox="0 0 3009 823" svg:d="M3009 407c0 208-754 416-1507 416-721 0-1443-191-1502-390v-18c0-208 753-415 1506-415 721 0 1444 190 1503 389z">
          <text:p/>
        </draw:path>
        <draw:frame draw:style-name="gr8" draw:text-style-name="P21" draw:layer="layout" svg:width="3.851cm" svg:height="1.207cm" svg:x="3.127cm" svg:y="4.361cm">
          <draw:text-box>
            <text:p text:style-name="P20"><text:span text:style-name="T19">основной сервер</text:span></text:p>
            <text:p text:style-name="P20"><text:span text:style-name="T20">(мастер)</text:span></text:p>
          </draw:text-box>
        </draw:frame>
        <draw:frame draw:style-name="gr9" draw:text-style-name="P22" draw:layer="layout" svg:width="2.907cm" svg:height="0.649cm" svg:x="3.527cm" svg:y="12.461cm">
          <draw:text-box>
            <text:p text:style-name="P20"><text:span text:style-name="T21">сегменты WAL</text:span></text:p>
          </draw:text-box>
        </draw:frame>
        <draw:frame draw:style-name="gr10" draw:text-style-name="P24" draw:layer="layout" svg:width="2.729cm" svg:height="1.047cm" svg:x="1.627cm" svg:y="8.862cm">
          <draw:text-box>
            <text:p text:style-name="P23"><text:span text:style-name="T22">select, insert</text:span></text:p>
            <text:p text:style-name="P23"><text:span text:style-name="T22">update, delete</text:span></text:p>
          </draw:text-box>
        </draw:frame>
        <draw:connector draw:style-name="gr11" draw:text-style-name="P20" draw:layer="layout" draw:type="curve" draw:line-skew="-0.163cm" svg:x1="3.212cm" svg:y1="10.636cm" svg:x2="3.212cm" svg:y2="12.142cm" svg:d="M3212 10636c507 0 507 1506 0 1506" svg:viewBox="0 0 381 1507">
          <text:p/>
        </draw:connector>
        <draw:custom-shape draw:style-name="gr12" draw:text-style-name="P18" draw:layer="layout" svg:width="0.377cm" svg:height="0.527cm" svg:x="3.486cm" svg:y="10.3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3.863cm" svg:y="10.3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3.486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2cm" svg:height="0.527cm" svg:x="4.54cm" svg:y="11.1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4.013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5.745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cm" svg:height="0.527cm" svg:x="3.863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842cm" svg:y="11.1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5.218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2cm" svg:y="11.1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4.013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4.766cm" svg:y="11.8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3.486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39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1cm" svg:height="0.527cm" svg:x="5.971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5.595cm" svg:y="11.8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0.528cm" svg:height="0.527cm" svg:x="5.067cm" svg:y="11.8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2cm" svg:y="11.8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0.3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1.1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1.879cm">
          <text:p/>
          <draw:enhanced-geometry svg:viewBox="0 0 21600 21600" draw:type="rectangle" draw:enhanced-path="M 0 0 L 21600 0 21600 21600 0 21600 0 0 Z N"/>
        </draw:custom-shape>
        <draw:line draw:style-name="gr16" draw:text-style-name="P26" draw:layer="layout" svg:x1="4.239cm" svg:y1="10.636cm" svg:x2="4.766cm" svg:y2="10.636cm">
          <text:p/>
        </draw:line>
        <draw:connector draw:style-name="gr17" draw:text-style-name="P20" draw:layer="layout" draw:type="curve" draw:line-skew="0.151cm" svg:x1="3.173cm" svg:y1="12.149cm" svg:x2="3.173cm" svg:y2="10.643cm" svg:d="M3173 12149c-525 0-525-1506 0-1506" svg:viewBox="0 0 395 1507">
          <text:p/>
        </draw:connector>
        <draw:custom-shape draw:style-name="gr5" draw:text-style-name="P17" draw:layer="layout" svg:width="3.012cm" svg:height="2.636cm" svg:x="17.51cm" svg:y="5.61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613cm" draw:transform="rotate (-3.14159265358979) translate (20.523cm 8.25cm)" svg:viewBox="0 0 3013 1614" svg:d="M3013 1614v-1199c0-208-753-415-1506-415s-1507 207-1507 415v1199c0-208 754-415 1507-415s1506 207 1506 415z">
          <text:p/>
        </draw:path>
        <draw:path draw:style-name="gr7" draw:text-style-name="P19" draw:layer="layout" svg:width="3.008cm" svg:height="0.822cm" svg:x="17.512cm" svg:y="6.229cm" svg:viewBox="0 0 3009 823" svg:d="M3009 407c0 208-754 416-1507 416-721 0-1443-191-1502-390v-18c0-208 753-415 1506-415 721 0 1444 190 1503 389z">
          <text:p/>
        </draw:path>
        <draw:frame draw:style-name="gr18" draw:text-style-name="P21" draw:layer="layout" svg:width="4.126cm" svg:height="1.207cm" svg:x="16.927cm" svg:y="4.363cm">
          <draw:text-box>
            <text:p text:style-name="P20"><text:span text:style-name="T23">резервный сервер</text:span></text:p>
            <text:p text:style-name="P20"><text:span text:style-name="T23">(реплика)</text:span></text:p>
          </draw:text-box>
        </draw:frame>
        <draw:custom-shape draw:style-name="gr19" draw:text-style-name="P28" draw:layer="layout" svg:width="2.1cm" svg:height="0.9cm" svg:x="5.503cm" svg:y="8.903cm">
          <text:p text:style-name="P27"><text:span text:style-name="T22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xml:id="id1" draw:id="id1" draw:layer="layout" svg:width="2.1cm" svg:height="0.9cm" svg:x="15.604cm" svg:y="8.904cm">
          <text:p text:style-name="P27"><text:span text:style-name="T22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0.762cm" svg:height="0.762cm" svg:x="7.368cm" svg:y="9.1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0.762cm" svg:height="0.762cm" svg:x="11.168cm" svg:y="8.9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584cm" svg:height="0.692cm" svg:x="18.731cm" svg:y="8.355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8" xml:id="id2" draw:id="id2" draw:layer="layout" svg:width="2.1cm" svg:height="0.9cm" svg:x="17.973cm" svg:y="8.907cm">
          <text:p text:style-name="P27"><text:span text:style-name="T22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0" draw:layer="layout" svg:x1="17.704cm" svg:y1="9.354cm" svg:x2="17.973cm" svg:y2="9.357cm" draw:start-shape="id1" draw:start-glue-point="1" draw:end-shape="id2" draw:end-glue-point="3" svg:d="M17704 9354h135v3h134" svg:viewBox="0 0 270 4">
          <text:p/>
        </draw:connector>
        <draw:custom-shape draw:style-name="gr23" draw:text-style-name="P18" draw:layer="layout" svg:width="0.375cm" svg:height="0.525cm" svg:x="10.505cm" svg:y="11.1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3cm" svg:height="0.525cm" svg:x="11.555cm" svg:y="11.1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25cm" svg:height="0.525cm" svg:x="11.03cm" svg:y="11.1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375cm" svg:height="0.525cm" svg:x="12.755cm" svg:y="11.1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15cm" svg:height="0.525cm" svg:x="10.88cm" svg:y="11.1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375cm" svg:height="0.525cm" svg:x="11.855cm" svg:y="11.1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25cm" svg:height="0.525cm" svg:x="12.23cm" svg:y="11.1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375cm" svg:height="0.525cm" svg:x="13.13cm" svg:y="11.1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375cm" svg:height="0.525cm" svg:x="11.03cm" svg:y="11.8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3cm" svg:height="0.525cm" svg:x="11.78cm" svg:y="11.8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25cm" svg:height="0.525cm" svg:x="10.505cm" svg:y="11.8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375cm" svg:height="0.525cm" svg:x="11.405cm" svg:y="11.8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15cm" svg:height="0.525cm" svg:x="12.98cm" svg:y="11.8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375cm" svg:height="0.525cm" svg:x="12.605cm" svg:y="11.8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25cm" svg:height="0.525cm" svg:x="12.08cm" svg:y="11.8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375cm" svg:height="0.525cm" svg:x="13.13cm" svg:y="11.85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xml:id="id3" draw:id="id3" draw:layer="layout" svg:width="3cm" svg:height="0.525cm" svg:x="10.505cm" svg:y="11.1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xml:id="id4" draw:id="id4" draw:layer="layout" svg:width="3cm" svg:height="0.525cm" svg:x="10.505cm" svg:y="11.855cm">
          <text:p/>
          <draw:enhanced-geometry svg:viewBox="0 0 21600 21600" draw:type="rectangle" draw:enhanced-path="M 0 0 L 21600 0 21600 21600 0 21600 0 0 Z N"/>
        </draw:custom-shape>
        <draw:connector draw:style-name="gr26" draw:text-style-name="P29" draw:layer="layout" draw:type="curve" svg:x1="6.496cm" svg:y1="11.364cm" svg:x2="10.505cm" svg:y2="11.367cm" draw:end-shape="id3" draw:end-glue-point="3" svg:d="M6496 11364c2631 0 627 3 4009 3" svg:viewBox="0 0 4010 4">
          <text:p/>
        </draw:connector>
        <draw:custom-shape draw:style-name="gr23" draw:text-style-name="P18" draw:layer="layout" svg:width="0.375cm" svg:height="0.525cm" svg:x="10.505cm" svg:y="1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cm" svg:height="0.525cm" svg:x="11.555cm" svg:y="1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0.525cm" svg:height="0.525cm" svg:x="10.88cm" svg:y="1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2.23cm" svg:y="1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15cm" svg:height="0.525cm" svg:x="11.405cm" svg:y="1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1.855cm" svg:y="1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0.525cm" svg:height="0.525cm" svg:x="12.605cm" svg:y="1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3.13cm" svg:y="1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1.03cm" svg:y="13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cm" svg:height="0.525cm" svg:x="11.755cm" svg:y="13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0.525cm" svg:height="0.525cm" svg:x="10.505cm" svg:y="13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5cm" svg:height="0.525cm" svg:x="11.405cm" svg:y="13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15cm" svg:height="0.525cm" svg:x="12.055cm" svg:y="13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2.73cm" svg:y="13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0.525cm" svg:height="0.525cm" svg:x="12.205cm" svg:y="13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4cm" svg:height="0.525cm" svg:x="13.105cm" svg:y="13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3cm" svg:height="0.525cm" svg:x="10.505cm" svg:y="1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3cm" svg:height="0.525cm" svg:x="10.505cm" svg:y="13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5cm" svg:height="0.525cm" svg:x="11.155cm" svg:y="1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cm" svg:height="0.525cm" svg:x="11.505cm" svg:y="1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5cm" svg:height="0.525cm" svg:x="10.505cm" svg:y="1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425cm" svg:height="0.525cm" svg:x="12.705cm" svg:y="1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15cm" svg:height="0.525cm" svg:x="11.005cm" svg:y="1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2.33cm" svg:y="1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0.525cm" svg:height="0.525cm" svg:x="11.805cm" svg:y="1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3.13cm" svg:y="1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1.33cm" svg:y="14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cm" svg:height="0.525cm" svg:x="10.505cm" svg:y="14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0.525cm" svg:height="0.525cm" svg:x="10.805cm" svg:y="14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1.705cm" svg:y="14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15cm" svg:height="0.525cm" svg:x="12.605cm" svg:y="14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2.755cm" svg:y="14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0.525cm" svg:height="0.525cm" svg:x="12.08cm" svg:y="14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375cm" svg:height="0.525cm" svg:x="13.13cm" svg:y="14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3cm" svg:height="0.525cm" svg:x="10.505cm" svg:y="1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3cm" svg:height="0.525cm" svg:x="10.505cm" svg:y="14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0" draw:layer="layout" draw:type="curve" svg:x1="6.496cm" svg:y1="12.124cm" svg:x2="10.505cm" svg:y2="12.117cm" draw:end-shape="id4" draw:end-glue-point="3" svg:d="M6496 12124c2631 0 627-7 4009-7" svg:viewBox="0 0 4010 8">
          <text:p/>
        </draw:connector>
        <draw:frame draw:style-name="gr27" draw:text-style-name="P24" draw:layer="layout" svg:width="2.422cm" svg:height="0.645cm" svg:x="10.829cm" svg:y="15.58cm">
          <draw:text-box>
            <text:p text:style-name="P23"><text:span text:style-name="T24">архив WAL</text:span></text:p>
          </draw:text-box>
        </draw:frame>
        <draw:custom-shape draw:style-name="gr28" draw:text-style-name="P30" draw:layer="layout" svg:width="3.468cm" svg:height="1.963cm" svg:x="14.877cm" svg:y="12.501cm">
          <text:p text:style-name="P27"><text:span text:style-name="T25">альтерна-</text:span></text:p>
          <text:p text:style-name="P27"><text:span text:style-name="T25">тивный источник</text:span></text:p>
          <text:p text:style-name="P27"><text:span text:style-name="T25">журнальных</text:span></text:p>
          <text:p text:style-name="P27"><text:span text:style-name="T25">записе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66.84923609109 -11921.79226069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9" draw:text-style-name="P29" draw:layer="layout" draw:type="curve" svg:x1="13.505cm" svg:y1="11.367cm" svg:x2="19.023cm" svg:y2="9.807cm" draw:start-shape="id3" draw:start-glue-point="1" draw:end-shape="id2" draw:end-glue-point="2" svg:d="M13505 11367c3679 0 5518-520 5518-1560" svg:viewBox="0 0 5519 1561">
          <text:p/>
        </draw:connector>
        <draw:custom-shape draw:style-name="gr30" draw:text-style-name="P30" draw:layer="layout" svg:width="2.812cm" svg:height="1.364cm" svg:x="10.904cm" svg:y="7.258cm">
          <text:p text:style-name="P27"><text:span text:style-name="T25">потоковая</text:span></text:p>
          <text:p text:style-name="P27"><text:span text:style-name="T25">репликац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109.84713828653 31126.15384615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1" draw:layer="layout" svg:width="16.799cm" svg:height="14.521cm" svg:x="2.1cm" svg:y="14.107cm" presentation:class="notes" presentation:user-transformed="true">
            <draw:text-box>
              <text:p text:style-name="P15"><text:span text:style-name="T6">Чтобы организовать репликацию между двумя серверами, мы создаем реплику из физической резервной копии основного сервера. При обычном восстановлении из такой резервной копии получается новый независимый сервер. А если включить репликацию, ведомый сервер начинает работать в режиме </text:span><text:span text:style-name="T26">постоянного восстановления</text:span><text:span text:style-name="T6">: он все время применяет новые журнальные записи, приходящие с основного сервера (этим занимается процесс startup). Таким образом, реплика постоянно поддерживается в почти актуальном состоянии.</text:span></text:p>
              <text:p text:style-name="P15"><text:span text:style-name="T6">Есть два способа доставки журналов от мастера к реплике. Основной, который используется на практике — </text:span><text:span text:style-name="T26">потоковая репликация</text:span><text:span text:style-name="T6">.</text:span></text:p>
              <text:p text:style-name="P15"><text:span text:style-name="T6">В этом случае реплика (процесс walreceiver) подключается к мастеру (процесс walsender) по протоколу репликации и получает поток записей WAL. За счет этого п</text:span><text:span text:style-name="T15">ри потоковой репликации отставание реплики сведено к минимуму или даже к нулю при синхронном режиме.</text:span></text:p>
              <text:p text:style-name="P15"><text:span text:style-name="T15">Если в системе настроено непрерывное архивирование, то возможна </text:span><text:span text:style-name="T16">файловая репликация</text:span><text:span text:style-name="T15">. В этом случае реплика будет заметно отставать, поскольку файловый архив пополняется только при переключении сегмента WAL.</text:span></text:p>
              <text:p text:style-name="P15"><text:span text:style-name="T27">На практике файловую репликацию используют как дополнение</text:span><text:span text:style-name="T27"><text:line-break/></text:span><text:span text:style-name="T27">к потоковой. Если реплика не может получить очередную журнальную запись по протоколу репликации, она будет пробовать прочитать соответствующий файл из архива </text:span><text:span text:style-name="T15">сегментов WAL</text:span><text:span text:style-name="T6">.</text:span></text:p>
              <text:p text:style-name="P15"><text:span text:style-name="T28"><text:a xlink:href="https://postgrespro.ru/docs/postgresql/16/high-availability" xlink:type="simple">https://postgrespro.ru/docs/postgresql/16/high-availability</text:a></text:span></text:p>
              <text:p text:style-name="P15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ровни журнал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32"><text:span text:style-name="T11">Параметр </text:span><text:span text:style-name="T29">wal_level</text:span></text:p>
              </text:list-header>
              <text:list-item>
                <text:p text:style-name="P33"><text:span text:style-name="T11">minimal</text:span><text:span text:style-name="T11"><text:tab/></text:span><text:span text:style-name="T11">&lt;</text:span><text:span text:style-name="T11"><text:tab/></text:span><text:span text:style-name="T11">replica</text:span></text:p>
              </text:list-item>
              <text:list-item>
                <text:p text:style-name="P34"><text:span text:style-name="T30">восстановление</text:span><text:span text:style-name="T30"><text:tab/></text:span><text:span text:style-name="T30">восстановление</text:span><text:span text:style-name="T30"><text:line-break/></text:span><text:span text:style-name="T30">после сбоя</text:span><text:span text:style-name="T30"><text:tab/></text:span><text:span text:style-name="T30">после сбоя</text:span></text:p>
              </text:list-item>
              <text:list-item>
                <text:p text:style-name="P34"><text:span text:style-name="T30"><text:tab/></text:span><text:span text:style-name="T30">восстановление</text:span><text:span text:style-name="T30"><text:line-break/></text:span><text:span text:style-name="T30"><text:tab/></text:span><text:span text:style-name="T30">из резервной копии,</text:span><text:span text:style-name="T30"><text:line-break/></text:span><text:span text:style-name="T30"><text:tab/></text:span><text:span text:style-name="T30">репликация</text:span></text:p>
              </text:list-item>
              <text:list-item>
                <text:p text:style-name="P35"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37" draw:layer="layout" svg:width="16.799cm" svg:height="14.721cm" svg:x="2.1cm" svg:y="14.107cm" presentation:class="notes" presentation:user-transformed="true">
            <draw:text-box>
              <text:p text:style-name="P36"><text:span text:style-name="T6">Поскольку на реплику попадает только та информация, которая содержится в журнале, в журнал должны записываться все необходимые для синхронизации данные.</text:span></text:p>
              <text:p text:style-name="P36"><text:span text:style-name="T6">Состав информации, попадающей в журнал, регулируется параметром </text:span><text:span text:style-name="T26">wal_level</text:span><text:span text:style-name="T6">.</text:span></text:p>
              <text:p text:style-name="P36"><text:span text:style-name="T6">До версии PostgreSQL 10 уровнем по умолчанию был </text:span><text:span text:style-name="T8">minimal,</text:span><text:span text:style-name="T6"> гарантирующий только восстановление после сбоя. На таком уровне репликация работать не может, поскольку для обеспечения надежности в этом случае часть изменений сразу записывается на энерго-независимый носитель и не попадает в журнал.</text:span></text:p>
              <text:p text:style-name="P36"><text:span text:style-name="T6">В версиях 10+ уровень по умолчанию — </text:span><text:span text:style-name="T8">replica</text:span><text:span text:style-name="T31">. На этом уровне</text:span><text:span text:style-name="T31"><text:line-break/></text:span><text:span text:style-name="T31">в журнал записываются </text:span><text:span text:style-name="T32">все</text:span><text:span text:style-name="T31"> изменения данных, что </text:span><text:span text:style-name="T6">позволяет восстанавливать систему из горячих резервных копий, сделанных утилитой pg_basebackup, а также использовать физическую репликацию.</text:span></text:p>
              <text:p text:style-name="P36"><text:span text:style-name="T6">Поскольку резервное копирование и репликация — востребованные задачи, уровень по умолчанию и был изменен в пользу replica.</text:span></text:p>
              <text:p text:style-name="P36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1" draw:text-style-name="P38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11"/></text:span><text:span text:style-name="T33">$ psql</text:span></text:p>
            <text:p text:style-name="P1"><text:span text:style-name="T33"><text:s text:c="11"/></text:span><text:span text:style-name="T3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спользование реплики</text:span></text:p>
          </draw:text-box>
        </draw:frame>
        <draw:frame presentation:style-name="pr4" draw:text-style-name="P1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4">Допускаются</text:span></text:p>
                <text:list>
                  <text:list-item>
                    <text:p text:style-name="P39"><text:span text:style-name="T13">запросы на чтение данных (SELECT, COPY TO, курсоры)</text:span></text:p>
                  </text:list-item>
                  <text:list-item>
                    <text:p text:style-name="P39"><text:span text:style-name="T13">установка параметров сервера (SET, RESET)</text:span></text:p>
                  </text:list-item>
                  <text:list-item>
                    <text:p text:style-name="P39"><text:span text:style-name="T13">управление транзакциями (BEGIN, COMMIT, ROLLBACK...)</text:span></text:p>
                  </text:list-item>
                  <text:list-item>
                    <text:p text:style-name="P40"><text:span text:style-name="T13">создание резервной копии (pg_basebackup)</text:span></text:p>
                  </text:list-item>
                </text:list>
              </text:list-item>
              <text:list-item>
                <text:p text:style-name="P41"><text:span text:style-name="T12">Не допускаются</text:span></text:p>
                <text:list>
                  <text:list-item>
                    <text:p text:style-name="P39"><text:span text:style-name="T13">любые изменения (INSERT, UPDATE, DELETE, TRUNCATE, nextval...)</text:span></text:p>
                  </text:list-item>
                  <text:list-item>
                    <text:p text:style-name="P39"><text:span text:style-name="T13">блокировки, предполагающие изменение (SELECT FOR UPDATE...)</text:span></text:p>
                  </text:list-item>
                  <text:list-item>
                    <text:p text:style-name="P39"><text:span text:style-name="T13">команды DDL (CREATE, DROP...), в т. ч. создание временных таблиц</text:span></text:p>
                  </text:list-item>
                  <text:list-item>
                    <text:p text:style-name="P39"><text:span text:style-name="T13">команды сопровождения (VACUUM, ANALYZE, REINDEX...)</text:span></text:p>
                  </text:list-item>
                  <text:list-item>
                    <text:p text:style-name="P39"><text:span text:style-name="T13">управление доступом (GRANT, REVOKE...)</text:span></text:p>
                  </text:list-item>
                  <text:list-item>
                    <text:p text:style-name="P39"><text:span text:style-name="T13">не срабатывают триггеры и рекомендательные блокировк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31" draw:layer="layout" svg:width="16.799cm" svg:height="13.364cm" svg:x="2.1cm" svg:y="14.107cm" presentation:class="notes" presentation:user-transformed="true">
            <draw:text-box>
              <text:p text:style-name="P15"><text:span text:style-name="T35">По умолчанию реплика работает в режиме </text:span><text:span text:style-name="T36">горячего резерва</text:span><text:span text:style-name="T27">,</text:span><text:span text:style-name="T27"><text:line-break/></text:span><text:span text:style-name="T27">в этом случае разрешены клиентские подключения, но только для чтения данных. </text:span><text:span text:style-name="T37">Также будет работать установка параметров сервера</text:span><text:span text:style-name="T37"><text:line-break/></text:span><text:span text:style-name="T37">и команды управления транзакциями — например, можно начать (читающую) транзакцию с нужным уровнем изоляции.</text:span></text:p>
              <text:p text:style-name="P15"><text:span text:style-name="T37">Кроме того, реплику можно использовать и для изготовления</text:span><text:span text:style-name="T37"><text:line-break/></text:span><text:span text:style-name="T37">резервных копий (конечно, принимая во внимание возможное отставание от мастера).</text:span></text:p>
              <text:p text:style-name="P15"><text:span text:style-name="T6">В режиме горячего резерва на реплике не допускаются никакие изменения данных (включая последовательности), многие виды <text:s/>блокировок, команды DDL, а также такие команды, как vacuum, analyze, reindex и команды управления доступом — словом, все, что так или иначе изменяет данные.</text:span></text:p>
              <text:p text:style-name="P15"><text:span text:style-name="T37">При необходимости реплику можно запустить в режиме </text:span><text:span text:style-name="T38">теплого резерва</text:span><text:span text:style-name="T37">, задав параметр </text:span><text:span text:style-name="T36">hot_standby = off</text:span><text:span text:style-name="T27">, тогда </text:span><text:span text:style-name="T39">подключения будут вообще невозможны</text:span><text:span text:style-name="T6">.</text:span></text:p>
              <text:p text:style-name="P15"><text:span text:style-name="T28"><text:a xlink:href="https://postgrespro.ru/docs/postgresql/16/hot-standby" xlink:type="simple">https://postgrespro.ru/docs/postgresql/16/hot-standby</text:a></text:span></text:p>
              <text:p text:style-name="P15"><text:span text:style-name="T6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1" draw:text-style-name="P38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11"/></text:span><text:span text:style-name="T33">$ psql</text:span></text:p>
            <text:p text:style-name="P1"><text:span text:style-name="T33"><text:s text:c="11"/></text:span><text:span text:style-name="T3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спользование реплики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40">надежность хранения данных</text:span></text:p>
              </text:list-item>
            </text:list>
          </draw:text-box>
        </draw:frame>
        <draw:custom-shape draw:style-name="gr3" draw:text-style-name="P17" draw:layer="layout" svg:width="0.5cm" svg:height="8.75cm" draw:transform="rotate (-1.5707963267949) translate (15.552cm 12.502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7" draw:layer="layout" svg:width="1.4cm" svg:height="1.1cm" draw:transform="rotate (-1.5707963267949) translate (5.356cm 12.05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7" draw:layer="layout" svg:width="3.012cm" svg:height="2.636cm" svg:x="3.509cm" svg:y="9.0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613cm" draw:transform="rotate (-3.14159265358979) translate (6.522cm 11.648cm)" svg:viewBox="0 0 3013 1614" svg:d="M3013 1614v-1199c0-208-753-415-1506-415s-1507 207-1507 415v1199c0-208 754-415 1507-415s1506 207 1506 415z">
          <text:p/>
        </draw:path>
        <draw:path draw:style-name="gr7" draw:text-style-name="P19" draw:layer="layout" svg:width="3.008cm" svg:height="0.822cm" svg:x="3.511cm" svg:y="9.627cm" svg:viewBox="0 0 3009 823" svg:d="M3009 407c0 208-754 416-1507 416-721 0-1443-191-1502-390v-18c0-208 753-415 1506-415 721 0 1444 190 1503 389z">
          <text:p/>
        </draw:path>
        <draw:frame draw:style-name="gr8" draw:text-style-name="P21" draw:layer="layout" svg:width="3.851cm" svg:height="1.207cm" svg:x="3.126cm" svg:y="7.76cm">
          <draw:text-box>
            <text:p text:style-name="P20"><text:span text:style-name="T19">основной сервер</text:span></text:p>
            <text:p text:style-name="P20"><text:span text:style-name="T41">(мастер)</text:span></text:p>
          </draw:text-box>
        </draw:frame>
        <draw:frame draw:style-name="gr9" draw:text-style-name="P22" draw:layer="layout" svg:width="2.907cm" svg:height="0.649cm" svg:x="3.526cm" svg:y="15.86cm">
          <draw:text-box>
            <text:p text:style-name="P20"><text:span text:style-name="T21">сегменты WAL</text:span></text:p>
          </draw:text-box>
        </draw:frame>
        <draw:frame draw:style-name="gr10" draw:text-style-name="P24" draw:layer="layout" svg:width="2.729cm" svg:height="1.047cm" svg:x="1.626cm" svg:y="12.261cm">
          <draw:text-box>
            <text:p text:style-name="P23"><text:span text:style-name="T22">select, insert</text:span></text:p>
            <text:p text:style-name="P23"><text:span text:style-name="T22">update, delete</text:span></text:p>
          </draw:text-box>
        </draw:frame>
        <draw:connector draw:style-name="gr11" draw:text-style-name="P20" draw:layer="layout" draw:type="curve" draw:line-skew="-0.163cm" svg:x1="3.211cm" svg:y1="14.035cm" svg:x2="3.211cm" svg:y2="15.541cm" svg:d="M3211 14035c507 0 507 1506 0 1506" svg:viewBox="0 0 381 1507">
          <text:p/>
        </draw:connector>
        <draw:custom-shape draw:style-name="gr12" draw:text-style-name="P18" draw:layer="layout" svg:width="0.377cm" svg:height="0.527cm" svg:x="3.485cm" svg:y="13.7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3.862cm" svg:y="13.7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3.485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2cm" svg:height="0.527cm" svg:x="4.539cm" svg:y="14.5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4.012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5.744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cm" svg:height="0.527cm" svg:x="3.862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841cm" svg:y="14.5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5.217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1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4.012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4.765cm" svg:y="15.2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3.485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389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1cm" svg:height="0.527cm" svg:x="5.97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5.594cm" svg:y="15.2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0.528cm" svg:height="0.527cm" svg:x="5.066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1cm" svg:y="15.2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5cm" svg:y="13.7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5cm" svg:y="14.5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5cm" svg:y="15.278cm">
          <text:p/>
          <draw:enhanced-geometry svg:viewBox="0 0 21600 21600" draw:type="rectangle" draw:enhanced-path="M 0 0 L 21600 0 21600 21600 0 21600 0 0 Z N"/>
        </draw:custom-shape>
        <draw:line draw:style-name="gr16" draw:text-style-name="P26" draw:layer="layout" svg:x1="4.238cm" svg:y1="14.035cm" svg:x2="4.765cm" svg:y2="14.035cm">
          <text:p/>
        </draw:line>
        <draw:connector draw:style-name="gr17" draw:text-style-name="P20" draw:layer="layout" draw:type="curve" draw:line-skew="0.151cm" svg:x1="3.172cm" svg:y1="15.548cm" svg:x2="3.172cm" svg:y2="14.042cm" svg:d="M3172 15548c-525 0-525-1506 0-1506" svg:viewBox="0 0 395 1507">
          <text:p/>
        </draw:connector>
        <draw:custom-shape draw:style-name="gr5" draw:text-style-name="P17" draw:layer="layout" svg:width="3.012cm" svg:height="2.636cm" svg:x="17.509cm" svg:y="9.0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613cm" draw:transform="rotate (-3.14159265358979) translate (20.522cm 11.649cm)" svg:viewBox="0 0 3013 1614" svg:d="M3013 1614v-1199c0-208-753-415-1506-415s-1507 207-1507 415v1199c0-208 754-415 1507-415s1506 207 1506 415z">
          <text:p/>
        </draw:path>
        <draw:path draw:style-name="gr7" draw:text-style-name="P19" draw:layer="layout" svg:width="3.008cm" svg:height="0.822cm" svg:x="17.511cm" svg:y="9.628cm" svg:viewBox="0 0 3009 823" svg:d="M3009 407c0 208-754 416-1507 416-721 0-1443-191-1502-390v-18c0-208 753-415 1506-415 721 0 1444 190 1503 389z">
          <text:p/>
        </draw:path>
        <draw:frame draw:style-name="gr18" draw:text-style-name="P21" draw:layer="layout" svg:width="4.126cm" svg:height="1.207cm" svg:x="16.926cm" svg:y="7.762cm">
          <draw:text-box>
            <text:p text:style-name="P20"><text:span text:style-name="T23">резервный сервер</text:span></text:p>
            <text:p text:style-name="P20"><text:span text:style-name="T41">(реплика)</text:span></text:p>
          </draw:text-box>
        </draw:frame>
        <draw:custom-shape draw:style-name="gr19" draw:text-style-name="P28" draw:layer="layout" svg:width="2.1cm" svg:height="0.9cm" svg:x="5.502cm" svg:y="12.302cm">
          <text:p text:style-name="P27"><text:span text:style-name="T22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xml:id="id5" draw:id="id5" draw:layer="layout" svg:width="2.1cm" svg:height="0.9cm" svg:x="15.603cm" svg:y="12.303cm">
          <text:p text:style-name="P27"><text:span text:style-name="T22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0.762cm" svg:height="0.762cm" svg:x="7.367cm" svg:y="12.5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0.762cm" svg:height="0.762cm" svg:x="11.167cm" svg:y="12.3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584cm" svg:height="0.692cm" svg:x="18.73cm" svg:y="11.754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8" xml:id="id6" draw:id="id6" draw:layer="layout" svg:width="2.1cm" svg:height="0.9cm" svg:x="17.972cm" svg:y="12.306cm">
          <text:p text:style-name="P27"><text:span text:style-name="T22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0" draw:layer="layout" svg:x1="17.703cm" svg:y1="12.753cm" svg:x2="17.972cm" svg:y2="12.756cm" draw:start-shape="id5" draw:start-glue-point="1" draw:end-shape="id6" draw:end-glue-point="3" svg:d="M17703 12753h135v3h134" svg:viewBox="0 0 270 4">
          <text:p/>
        </draw:connector>
        <draw:custom-shape draw:style-name="gr32" draw:text-style-name="P30" draw:layer="layout" svg:width="3.494cm" svg:height="1.27cm" svg:x="10.376cm" svg:y="10.612cm">
          <text:p text:style-name="P27"><text:span text:style-name="T25">синхронная</text:span></text:p>
          <text:p text:style-name="P27"><text:span text:style-name="T25">репликац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08.0686695279 34005.9795436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31" draw:layer="layout" svg:width="16.799cm" svg:height="13.611cm" svg:x="2.1cm" svg:y="14.107cm" presentation:class="notes" presentation:user-transformed="true">
            <draw:text-box>
              <text:p text:style-name="P15"><text:span text:style-name="T15">Механизм репликации позволяет построить систему так, чтобы она отвечала предъявляемым к ней требованиям. Рассмотрим несколько типичных задач и средства их решения.</text:span></text:p>
              <text:p text:style-name="P15"><text:span text:style-name="T27">Одна из возможных задач — обеспечить надежность хранения данных.</text:span></text:p>
              <text:p text:style-name="P15"><text:span text:style-name="T27">Напомним, что фиксация транзакций может работать в синхронном</text:span><text:span text:style-name="T27"><text:line-break/></text:span><text:span text:style-name="T27">и асинхронном режимах. В первом случае фиксация не завершается</text:span><text:span text:style-name="T27"><text:line-break/></text:span><text:span text:style-name="T27">до тех пор, пока данные не будут надежно записаны на энерго-независимый носитель. Во втором — есть риск потерять часть зафиксированных данных, но фиксация не ждет записи на диск,</text:span><text:span text:style-name="T27"><text:line-break/></text:span><text:span text:style-name="T27">и система работает быстрее.</text:span></text:p>
              <text:p text:style-name="P15"><text:span text:style-name="T27">Аналогичная картина и с репликацией. При синхронном режиме (</text:span><text:span text:style-name="T36">synchronous_commit</text:span><text:span text:style-name="T27"> = on) и наличии реплики фиксация ждет не только записи WAL на диск, но и подтверждения приема </text:span><text:span text:style-name="T15">журнальных записей от </text:span><text:span text:style-name="T27">синхронной реплики. Это еще больше увеличивает надежность (данные не пропадут, даже если основной сервер выйдет из строя),</text:span><text:span text:style-name="T27"><text:line-break/></text:span><text:span text:style-name="T27">но и еще больше замедляет систему.</text:span></text:p>
              <text:p text:style-name="P15"><text:span text:style-name="T27">Существуют и промежуточные варианты настройки, которые не дают полной гарантии надежности, но все-таки снижают вероятность потери данных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спользование реплики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40">выполнение долгих аналитических запросов (отчетов)</text:span></text:p>
              </text:list-item>
              <text:list-item>
                <text:p text:style-name="P9"><text:span text:style-name="T40"/></text:p>
              </text:list-item>
            </text:list>
          </draw:text-box>
        </draw:frame>
        <draw:custom-shape draw:style-name="gr3" draw:text-style-name="P17" draw:layer="layout" svg:width="0.5cm" svg:height="8.75cm" draw:transform="rotate (-1.5707963267949) translate (15.552cm 12.502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7" draw:layer="layout" svg:width="1.4cm" svg:height="1.1cm" draw:transform="rotate (-1.5707963267949) translate (5.356cm 12.05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7" draw:layer="layout" svg:width="3.012cm" svg:height="2.636cm" svg:x="3.509cm" svg:y="9.01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613cm" draw:transform="rotate (-3.14159265358979) translate (6.522cm 11.648cm)" svg:viewBox="0 0 3013 1614" svg:d="M3013 1614v-1199c0-208-753-415-1506-415s-1507 207-1507 415v1199c0-208 754-415 1507-415s1506 207 1506 415z">
          <text:p/>
        </draw:path>
        <draw:path draw:style-name="gr7" draw:text-style-name="P19" draw:layer="layout" svg:width="3.008cm" svg:height="0.822cm" svg:x="3.511cm" svg:y="9.627cm" svg:viewBox="0 0 3009 823" svg:d="M3009 407c0 208-754 416-1507 416-721 0-1443-191-1502-390v-18c0-208 753-415 1506-415 721 0 1444 190 1503 389z">
          <text:p/>
        </draw:path>
        <draw:frame draw:style-name="gr8" draw:text-style-name="P42" draw:layer="layout" svg:width="3.851cm" svg:height="1.207cm" svg:x="3.126cm" svg:y="7.76cm">
          <draw:text-box>
            <text:p text:style-name="P20"><text:span text:style-name="T19">основной сервер</text:span></text:p>
            <text:p text:style-name="P20"><text:span text:style-name="T41">(мастер)</text:span></text:p>
          </draw:text-box>
        </draw:frame>
        <draw:frame draw:style-name="gr9" draw:text-style-name="P43" draw:layer="layout" svg:width="2.907cm" svg:height="0.649cm" svg:x="3.526cm" svg:y="15.86cm">
          <draw:text-box>
            <text:p text:style-name="P20"><text:span text:style-name="T21">сегменты WAL</text:span></text:p>
          </draw:text-box>
        </draw:frame>
        <draw:frame draw:style-name="gr10" draw:text-style-name="P24" draw:layer="layout" svg:width="2.729cm" svg:height="1.047cm" svg:x="1.626cm" svg:y="12.261cm">
          <draw:text-box>
            <text:p text:style-name="P23"><text:span text:style-name="T22">select, insert</text:span></text:p>
            <text:p text:style-name="P23"><text:span text:style-name="T22">update, delete</text:span></text:p>
          </draw:text-box>
        </draw:frame>
        <draw:connector draw:style-name="gr11" draw:text-style-name="P20" draw:layer="layout" draw:type="curve" draw:line-skew="-0.163cm" svg:x1="3.211cm" svg:y1="14.035cm" svg:x2="3.211cm" svg:y2="15.541cm" svg:d="M3211 14035c507 0 507 1506 0 1506" svg:viewBox="0 0 381 1507">
          <text:p/>
        </draw:connector>
        <draw:custom-shape draw:style-name="gr12" draw:text-style-name="P18" draw:layer="layout" svg:width="0.377cm" svg:height="0.527cm" svg:x="3.485cm" svg:y="13.7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3.862cm" svg:y="13.7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3.485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2cm" svg:height="0.527cm" svg:x="4.539cm" svg:y="14.5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4.012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5.744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cm" svg:height="0.527cm" svg:x="3.862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841cm" svg:y="14.5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5.217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1cm" svg:y="14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4.012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4.765cm" svg:y="15.2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3.485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389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1cm" svg:height="0.527cm" svg:x="5.97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5.594cm" svg:y="15.2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0.528cm" svg:height="0.527cm" svg:x="5.066cm" svg:y="15.2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1cm" svg:y="15.2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5cm" svg:y="13.7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5cm" svg:y="14.5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5cm" svg:y="15.278cm">
          <text:p/>
          <draw:enhanced-geometry svg:viewBox="0 0 21600 21600" draw:type="rectangle" draw:enhanced-path="M 0 0 L 21600 0 21600 21600 0 21600 0 0 Z N"/>
        </draw:custom-shape>
        <draw:line draw:style-name="gr16" draw:text-style-name="P26" draw:layer="layout" svg:x1="4.238cm" svg:y1="14.035cm" svg:x2="4.765cm" svg:y2="14.035cm">
          <text:p/>
        </draw:line>
        <draw:connector draw:style-name="gr17" draw:text-style-name="P20" draw:layer="layout" draw:type="curve" draw:line-skew="0.151cm" svg:x1="3.172cm" svg:y1="15.548cm" svg:x2="3.172cm" svg:y2="14.042cm" svg:d="M3172 15548c-525 0-525-1506 0-1506" svg:viewBox="0 0 395 1507">
          <text:p/>
        </draw:connector>
        <draw:frame draw:style-name="gr18" draw:text-style-name="P42" draw:layer="layout" svg:width="4.126cm" svg:height="1.207cm" svg:x="16.926cm" svg:y="7.762cm">
          <draw:text-box>
            <text:p text:style-name="P20"><text:span text:style-name="T23">резервный сервер</text:span></text:p>
            <text:p text:style-name="P20"><text:span text:style-name="T41">(реплика)</text:span></text:p>
          </draw:text-box>
        </draw:frame>
        <draw:custom-shape draw:style-name="gr19" draw:text-style-name="P28" draw:layer="layout" svg:width="2.1cm" svg:height="0.9cm" svg:x="5.502cm" svg:y="12.302cm">
          <text:p text:style-name="P27"><text:span text:style-name="T22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xml:id="id7" draw:id="id7" draw:layer="layout" svg:width="2.1cm" svg:height="0.9cm" svg:x="15.603cm" svg:y="12.303cm">
          <text:p text:style-name="P27"><text:span text:style-name="T22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0.762cm" svg:height="0.762cm" svg:x="7.367cm" svg:y="12.5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0.762cm" svg:height="0.762cm" svg:x="11.167cm" svg:y="12.3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584cm" svg:height="0.692cm" svg:x="18.73cm" svg:y="11.754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8" xml:id="id8" draw:id="id8" draw:layer="layout" svg:width="2.1cm" svg:height="0.9cm" svg:x="17.972cm" svg:y="12.306cm">
          <text:p text:style-name="P27"><text:span text:style-name="T22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0" draw:layer="layout" svg:x1="17.703cm" svg:y1="12.753cm" svg:x2="17.972cm" svg:y2="12.756cm" draw:start-shape="id7" draw:start-glue-point="1" draw:end-shape="id8" draw:end-glue-point="3" svg:d="M17703 12753h135v3h134" svg:viewBox="0 0 270 4">
          <text:p/>
        </draw:connector>
        <draw:g>
          <draw:custom-shape draw:style-name="gr5" draw:text-style-name="P17" draw:layer="layout" svg:width="3.012cm" svg:height="2.636cm" svg:x="17.513cm" svg:y="9.02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7" draw:text-style-name="P19" draw:layer="layout" svg:width="3.008cm" svg:height="0.822cm" svg:x="17.513cm" svg:y="9.944cm" svg:viewBox="0 0 3009 823" svg:d="M3009 407c0 208-754 416-1507 416-721 0-1443-191-1502-390v-18c0-208 753-415 1506-415 721 0 1444 190 1503 389z">
            <text:p/>
          </draw:path>
          <draw:path draw:style-name="gr6" draw:text-style-name="P18" draw:layer="layout" svg:width="3.012cm" svg:height="1.316cm" svg:x="17.513cm" svg:y="10.344cm" svg:viewBox="0 0 3013 1317" svg:d="M1506 416c753 0 1507-208 1507-416v901c0 208-754 416-1507 416s-1506-208-1506-416v-901c0 208 753 416 1506 416z">
            <text:p/>
          </draw:path>
        </draw:g>
        <draw:custom-shape draw:style-name="gr33" draw:text-style-name="P30" draw:layer="layout" svg:width="4.223cm" svg:height="2.197cm" svg:x="21.939cm" svg:y="8.263cm">
          <text:p text:style-name="P27"><text:span text:style-name="T42">реплика</text:span></text:p>
          <text:p text:style-name="P27"><text:span text:style-name="T25">может отставать,</text:span></text:p>
          <text:p text:style-name="P27"><text:span text:style-name="T25">конфликтующие записи</text:span></text:p>
          <text:p text:style-name="P27"><text:span text:style-name="T42">откладываютс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072.15909090909 20263.51228389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45" draw:layer="layout" svg:width="4.566cm" svg:height="2.331cm" svg:x="10.166cm" svg:y="13.716cm">
          <text:p text:style-name="P44"><text:span text:style-name="T43">конфликты:</text:span></text:p>
          <text:p text:style-name="P44"><text:span text:style-name="T44">удаление версий</text:span></text:p>
          <text:p text:style-name="P44"><text:span text:style-name="T44">строк процессом очистки</text:span></text:p>
          <text:p text:style-name="P44"><text:span text:style-name="T44">и исключительные</text:span></text:p>
          <text:p text:style-name="P44"><text:span text:style-name="T44">блокировк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.448215458726 -7650.771869639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3" draw:text-style-name="P31" draw:layer="layout" svg:width="16.799cm" svg:height="13.966cm" svg:x="2.1cm" svg:y="14.107cm" presentation:class="notes" presentation:user-transformed="true">
            <draw:text-box>
              <text:p text:style-name="P15"><text:span text:style-name="T27">Как уже говорилось, долгие запросы удерживают горизонт очистки,</text:span><text:span text:style-name="T27"><text:line-break/></text:span><text:span text:style-name="T27">из-за чего не удается удалять ненужные версии строк. Если какие-то таблицы в это время активно изменяются, они могут сильно вырасти</text:span><text:span text:style-name="T27"><text:line-break/></text:span><text:span text:style-name="T27">в размере. Поэтому для выполнения долгих аналитических запросов </text:span><text:span text:style-name="T15">можно использовать реплику</text:span><text:span text:style-name="T27">.</text:span></text:p>
              <text:p text:style-name="P15"><text:span text:style-name="T27">Тонкий момент состоит в том, что с основного сервера могут приходить журнальные записи, конфликтующие с выполняющимся запросом. </text:span><text:span text:style-name="T27"><text:line-break/></text:span><text:span text:style-name="T27">Есть два источника таких записей.</text:span></text:p>
              <text:list text:style-name="L4">
                <text:list-item>
                  <text:p text:style-name="P46"><text:span text:style-name="T27">Очистка удаляет версии строк, уже не нужные основному серверу, </text:span><text:span text:style-name="T27"><text:line-break/></text:span><text:span text:style-name="T27">но еще нужные для выполнения запроса на реплике.</text:span></text:p>
                </text:list-item>
                <text:list-item>
                  <text:p text:style-name="P46"><text:span text:style-name="T27">Исключительные блокировки, происходящие на основном сервере, несовместимые с запросом на реплике.</text:span></text:p>
                </text:list-item>
              </text:list>
              <text:p text:style-name="P15"><text:span text:style-name="T27">Поэтому «отчетную» реплику настраивают так, чтобы она принимала WAL-записи, но откладывала их применение, если они конфликтуют</text:span><text:span text:style-name="T27"><text:line-break/></text:span><text:span text:style-name="T27">с запросами. Это приводит к тому, что данные на реплике могут «отставать» от основного сервера, но, как правило, для долгих аналитических запросов это не существенно.</text:span></text:p>
              <text:p text:style-name="P15"><text:span text:style-name="T27"/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connector draw:style-name="gr11" draw:text-style-name="P20" draw:layer="layout" draw:type="curve" draw:line-skew="-0.163cm" svg:x1="3.205cm" svg:y1="14.843cm" svg:x2="3.205cm" svg:y2="16.349cm" svg:d="M3205 14843c507 0 507 1506 0 1506" svg:viewBox="0 0 381 1507">
          <text:p/>
        </draw:connector>
        <draw:connector draw:style-name="gr17" draw:text-style-name="P20" draw:layer="layout" draw:type="curve" draw:line-skew="0.151cm" svg:x1="3.166cm" svg:y1="16.356cm" svg:x2="3.166cm" svg:y2="14.85cm" svg:d="M3166 16356c-525 0-525-1506 0-1506" svg:viewBox="0 0 395 1507">
          <text:p/>
        </draw:connector>
        <draw:custom-shape draw:style-name="gr35" draw:text-style-name="P17" draw:layer="layout" svg:width="0.5cm" svg:height="8.082cm" draw:transform="rotate (-1.05801859255896) translate (15.253cm 13.785cm)">
          <text:p/>
          <draw:enhanced-geometry svg:viewBox="0 0 21600 21600" draw:mirror-vertical="true" draw:mirror-horizont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7" draw:layer="layout" svg:width="0.5cm" svg:height="8.082cm" draw:transform="rotate (-1.05801859255896) translate (15.248cm 9.04cm)">
          <text:p/>
          <draw:enhanced-geometry svg:viewBox="0 0 21600 21600" draw:mirror-vertical="false" draw:mirror-horizontal="false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Несколько реплик</text:span></text:p>
          </draw:text-box>
        </draw:frame>
        <draw:custom-shape draw:style-name="gr4" draw:text-style-name="P17" draw:layer="layout" svg:width="1.4cm" svg:height="1.1cm" draw:transform="rotate (-1.5707963267949) translate (5.357cm 12.86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7" draw:layer="layout" svg:width="3.012cm" svg:height="2.636cm" svg:x="3.51cm" svg:y="9.82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613cm" draw:transform="rotate (-3.14159265358979) translate (6.523cm 12.458cm)" svg:viewBox="0 0 3013 1614" svg:d="M3013 1614v-1199c0-208-753-415-1506-415s-1507 207-1507 415v1199c0-208 754-415 1507-415s1506 207 1506 415z">
          <text:p/>
        </draw:path>
        <draw:path draw:style-name="gr7" draw:text-style-name="P19" draw:layer="layout" svg:width="3.008cm" svg:height="0.822cm" svg:x="3.512cm" svg:y="10.437cm" svg:viewBox="0 0 3009 823" svg:d="M3009 407c0 208-754 416-1507 416-721 0-1443-191-1502-390v-18c0-208 753-415 1506-415 721 0 1444 190 1503 389z">
          <text:p/>
        </draw:path>
        <draw:frame draw:style-name="gr8" draw:text-style-name="P42" draw:layer="layout" svg:width="3.851cm" svg:height="1.207cm" svg:x="3.127cm" svg:y="8.57cm">
          <draw:text-box>
            <text:p text:style-name="P20"><text:span text:style-name="T19">основной сервер</text:span></text:p>
            <text:p text:style-name="P20"><text:span text:style-name="T41">(мастер)</text:span></text:p>
          </draw:text-box>
        </draw:frame>
        <draw:frame draw:style-name="gr9" draw:text-style-name="P43" draw:layer="layout" svg:width="2.907cm" svg:height="0.649cm" svg:x="3.527cm" svg:y="16.67cm">
          <draw:text-box>
            <text:p text:style-name="P20"><text:span text:style-name="T21">сегменты WAL</text:span></text:p>
          </draw:text-box>
        </draw:frame>
        <draw:frame draw:style-name="gr10" draw:text-style-name="P24" draw:layer="layout" svg:width="2.729cm" svg:height="1.047cm" svg:x="1.627cm" svg:y="13.071cm">
          <draw:text-box>
            <text:p text:style-name="P23"><text:span text:style-name="T22">select, insert</text:span></text:p>
            <text:p text:style-name="P23"><text:span text:style-name="T22">update, delete</text:span></text:p>
          </draw:text-box>
        </draw:frame>
        <draw:custom-shape draw:style-name="gr12" draw:text-style-name="P18" draw:layer="layout" svg:width="0.377cm" svg:height="0.527cm" svg:x="3.486cm" svg:y="14.5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3.863cm" svg:y="14.5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3.486cm" svg:y="15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2cm" svg:height="0.527cm" svg:x="4.54cm" svg:y="15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4.013cm" svg:y="15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5.745cm" svg:y="15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cm" svg:height="0.527cm" svg:x="3.863cm" svg:y="15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842cm" svg:y="15.3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5.218cm" svg:y="15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2cm" svg:y="15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4.013cm" svg:y="16.0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4.766cm" svg:y="16.0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3.486cm" svg:y="16.0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39cm" svg:y="16.0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1cm" svg:height="0.527cm" svg:x="5.971cm" svg:y="16.0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5.595cm" svg:y="16.0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0.528cm" svg:height="0.527cm" svg:x="5.067cm" svg:y="16.0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2cm" svg:y="16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4.5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5.3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6.088cm">
          <text:p/>
          <draw:enhanced-geometry svg:viewBox="0 0 21600 21600" draw:type="rectangle" draw:enhanced-path="M 0 0 L 21600 0 21600 21600 0 21600 0 0 Z N"/>
        </draw:custom-shape>
        <draw:line draw:style-name="gr16" draw:text-style-name="P26" draw:layer="layout" svg:x1="4.239cm" svg:y1="14.845cm" svg:x2="4.766cm" svg:y2="14.845cm">
          <text:p/>
        </draw:line>
        <draw:g>
          <draw:custom-shape draw:style-name="gr5" draw:text-style-name="P17" draw:layer="layout" svg:width="3.012cm" svg:height="2.636cm" svg:x="17.41cm" svg:y="5.31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6" draw:text-style-name="P18" draw:layer="layout" svg:width="3.012cm" svg:height="1.613cm" draw:transform="rotate (-3.14159265358979) translate (20.423cm 7.951cm)" svg:viewBox="0 0 3013 1614" svg:d="M3013 1614v-1199c0-208-753-415-1506-415s-1507 207-1507 415v1199c0-208 754-415 1507-415s1506 207 1506 415z">
            <text:p/>
          </draw:path>
          <draw:path draw:style-name="gr7" draw:text-style-name="P19" draw:layer="layout" svg:width="3.008cm" svg:height="0.822cm" svg:x="17.412cm" svg:y="5.93cm" svg:viewBox="0 0 3009 823" svg:d="M3009 407c0 208-754 416-1507 416-721 0-1443-191-1502-390v-18c0-208 753-415 1506-415 721 0 1444 190 1503 389z">
            <text:p/>
          </draw:path>
        </draw:g>
        <draw:frame draw:style-name="gr18" draw:text-style-name="P42" draw:layer="layout" svg:width="4.126cm" svg:height="1.207cm" svg:x="16.827cm" svg:y="4.064cm">
          <draw:text-box>
            <text:p text:style-name="P20"><text:span text:style-name="T23">резервный сервер</text:span></text:p>
            <text:p text:style-name="P20"><text:span text:style-name="T41">(реплика A)</text:span></text:p>
          </draw:text-box>
        </draw:frame>
        <draw:custom-shape draw:style-name="gr19" draw:text-style-name="P28" draw:layer="layout" svg:width="2.1cm" svg:height="0.9cm" svg:x="6.803cm" svg:y="12.512cm">
          <text:p text:style-name="P27"><text:span text:style-name="T22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2" draw:layer="layout" svg:width="4.126cm" svg:height="1.207cm" svg:x="16.827cm" svg:y="12.866cm">
          <draw:text-box>
            <text:p text:style-name="P20"><text:span text:style-name="T23">резервный сервер</text:span></text:p>
            <text:p text:style-name="P20"><text:span text:style-name="T41">(реплика B)</text:span></text:p>
          </draw:text-box>
        </draw:frame>
        <draw:custom-shape draw:style-name="gr19" draw:text-style-name="P28" draw:layer="layout" svg:width="2.1cm" svg:height="0.9cm" svg:x="6.804cm" svg:y="13.613cm">
          <text:p text:style-name="P27"><text:span text:style-name="T22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xml:id="id9" draw:id="id9" draw:layer="layout" svg:width="2.1cm" svg:height="0.9cm" svg:x="15.504cm" svg:y="8.704cm">
          <text:p text:style-name="P27"><text:span text:style-name="T22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0.584cm" svg:height="0.692cm" svg:x="18.631cm" svg:y="8.155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8" xml:id="id10" draw:id="id10" draw:layer="layout" svg:width="2.1cm" svg:height="0.9cm" svg:x="17.873cm" svg:y="8.707cm">
          <text:p text:style-name="P27"><text:span text:style-name="T22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0" draw:layer="layout" svg:x1="17.604cm" svg:y1="9.154cm" svg:x2="17.873cm" svg:y2="9.157cm" draw:start-shape="id9" draw:start-glue-point="1" draw:end-shape="id10" draw:end-glue-point="3" svg:d="M17604 9154h135v3h134" svg:viewBox="0 0 270 4">
          <text:p/>
        </draw:connector>
        <draw:custom-shape draw:style-name="gr19" draw:text-style-name="P28" xml:id="id11" draw:id="id11" draw:layer="layout" svg:width="2.1cm" svg:height="0.9cm" svg:x="15.505cm" svg:y="17.505cm">
          <text:p text:style-name="P27"><text:span text:style-name="T22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0.584cm" svg:height="0.692cm" svg:x="18.632cm" svg:y="16.956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8" xml:id="id12" draw:id="id12" draw:layer="layout" svg:width="2.1cm" svg:height="0.9cm" svg:x="17.874cm" svg:y="17.508cm">
          <text:p text:style-name="P27"><text:span text:style-name="T22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0" draw:layer="layout" svg:x1="17.605cm" svg:y1="17.955cm" svg:x2="17.874cm" svg:y2="17.958cm" draw:start-shape="id11" draw:start-glue-point="1" draw:end-shape="id12" draw:end-glue-point="3" svg:d="M17605 17955h135v3h134" svg:viewBox="0 0 270 4">
          <text:p/>
        </draw:connector>
        <draw:frame presentation:style-name="pr4" draw:text-style-name="P4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7"><text:span text:style-name="T45">распределение OLTP-нагрузки по чтению</text:span></text:p>
              </text:list-item>
            </text:list>
          </draw:text-box>
        </draw:frame>
        <draw:g>
          <draw:custom-shape draw:style-name="gr5" draw:text-style-name="P17" draw:layer="layout" svg:width="3.012cm" svg:height="2.636cm" svg:x="17.411cm" svg:y="14.11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path draw:style-name="gr6" draw:text-style-name="P18" draw:layer="layout" svg:width="3.012cm" svg:height="1.613cm" draw:transform="rotate (-3.14159265358979) translate (20.424cm 16.752cm)" svg:viewBox="0 0 3013 1614" svg:d="M3013 1614v-1199c0-208-753-415-1506-415s-1507 207-1507 415v1199c0-208 754-415 1507-415s1506 207 1506 415z">
            <text:p/>
          </draw:path>
          <draw:path draw:style-name="gr7" draw:text-style-name="P19" draw:layer="layout" svg:width="3.008cm" svg:height="0.822cm" svg:x="17.413cm" svg:y="14.731cm" svg:viewBox="0 0 3009 823" svg:d="M3009 407c0 208-754 416-1507 416-721 0-1443-191-1502-390v-18c0-208 753-415 1506-415 721 0 1444 190 1503 389z">
            <text:p/>
          </draw:path>
        </draw:g>
        <draw:g>
          <draw:g>
            <draw:path draw:style-name="gr37" draw:text-style-name="P49" draw:layer="layout" svg:width="7.299cm" svg:height="0.562cm" draw:transform="rotate (0.51714105736592) translate (8.68898921606798cm 12.1122584584241cm)" svg:viewBox="0 0 7300 563" svg:d="M7300 563c0-750-7300-751-7300-1">
              <text:p/>
            </draw:path>
            <draw:path draw:style-name="gr38" draw:text-style-name="P50" draw:layer="layout" svg:width="0.166cm" svg:height="0.192cm" draw:transform="rotate (0.51714105736592) translate (10.5960115104743cm 10.5918704996933cm)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<text:p/>
            </draw:path>
            <draw:path draw:style-name="gr38" draw:text-style-name="P50" draw:layer="layout" svg:width="0.166cm" svg:height="0.262cm" draw:transform="rotate (0.51714105736592) translate (10.7361679013311cm 10.4320184812781cm)" svg:viewBox="0 0 167 263" svg:d="M134 173c0-14-1-24-3-33s-6-16-10-21-9-9-15-11-13-3-20-3c-8 0-16 1-22 3-7 2-12 6-17 11-5 6-8 13-11 21-2 9-3 20-3 33s1 24 3 32c3 9 6 16 11 21 4 5 9 9 15 11 7 2 13 3 20 3 8 0 15-1 22-3 6-2 12-6 16-11 5-5 8-12 10-21 3-8 4-19 4-32zM92 82c26 0 45 7 57 22s18 38 18 68c0 31-8 53-22 68s-35 23-62 23c-13 0-25-2-35-6s-19-11-26-20-13-21-16-35c-4-14-6-32-6-53 0-22 2-41 5-57s9-29 16-40 17-20 29-27c12-6 26-11 43-15 6-1 13-2 18-3 6-1 12-2 17-3 5 0 10-1 15-2s10-1 15-2v28c-10 1-20 2-29 4-9 1-19 3-29 5-9 1-17 3-25 5-7 2-13 4-18 7-6 3-10 6-14 11-4 4-7 9-10 15-2 6-4 14-6 22-1 9-2 19-2 31 2-7 5-13 9-18 4-6 9-11 14-15 6-4 12-7 20-10 7-2 15-3 24-3z">
              <text:p/>
            </draw:path>
            <draw:path draw:style-name="gr38" draw:text-style-name="P50" draw:layer="layout" svg:width="0.158cm" svg:height="0.262cm" draw:transform="rotate (0.51714105736592) translate (10.9488534916841cm 10.3911839159379cm)" svg:viewBox="0 0 159 263" svg:d="M159 96c0 14-1 27-4 39-2 12-6 22-11 30-6 9-13 16-21 21-9 5-20 7-33 7s-25-3-35-8-17-13-23-24h-1c0 0 1 1 1 3s0 4 0 7c0 2 0 5 0 9 0 3 0 7 0 10v73h-31v-222c0-5 0-9 0-13s0-8 0-12c0-3-1-6-1-8 0-3 0-4 0-4h30c0 0 0 2 0 4 1 2 1 4 1 7s0 6 0 9c1 3 1 6 1 9 3-6 7-11 10-15 4-4 8-8 13-10 5-3 10-5 16-6 5-1 12-2 19-2 13 0 24 2 33 7 8 4 15 11 21 19 5 9 9 19 11 30 3 12 4 25 4 40zM126 96c0-11-1-21-2-30s-4-17-7-23-8-11-14-14c-5-3-12-5-21-5-7 0-13 1-19 3s-12 6-16 11c-5 6-8 13-11 23s-4 22-4 38c0 13 1 24 3 33 3 9 6 17 10 22 4 6 9 10 15 12 7 3 14 4 22 4s16-2 21-5c6-3 11-8 14-14 3-7 6-14 7-24 1-9 2-19 2-31z">
              <text:p/>
            </draw:path>
            <draw:path draw:style-name="gr38" draw:text-style-name="P50" draw:layer="layout" svg:width="0.18cm" svg:height="0.193cm" draw:transform="rotate (0.51714105736592) translate (11.1113166937339cm 10.2980783746548cm)" svg:viewBox="0 0 181 194" svg:d="M56 194c-18 0-32-5-42-15-9-10-14-24-14-41 0-13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-6 0-11-1-15-3-4-1-7-4-10-7s-5-7-6-11c-1-5-2-10-3-17h-1c-3 6-7 12-11 17s-8 9-13 12c-6 3-12 6-18 8-7 2-15 3-24 3zM63 170c10 0 19-1 26-5 8-4 14-8 19-14 5-5 8-12 11-18 2-7 3-13 3-19v-15h-34c-7 0-14 0-21 1s-13 3-18 6-10 7-13 12-4 12-4 20c0 11 3 18 8 24 6 6 13 8 23 8z">
              <text:p/>
            </draw:path>
            <draw:path draw:style-name="gr38" draw:text-style-name="P50" draw:layer="layout" svg:width="0.149cm" svg:height="0.186cm" draw:transform="rotate (0.51714105736592) translate (11.2671839749662cm 10.2140451707294cm)" svg:viewBox="0 0 150 187" svg:d="M0 0c50 0 100 0 150 0 0 8 0 15 0 23-20 0-40 0-60 0 0 54 0 109 0 164-10 0-20 0-31 0 0-55 0-110 0-164-19 0-39 0-59 0 0-8 0-15 0-23z">
              <text:p/>
            </draw:path>
            <draw:path draw:style-name="gr38" draw:text-style-name="P50" draw:layer="layout" svg:width="0.145cm" svg:height="0.186cm" draw:transform="rotate (0.51714105736592) translate (11.4231729924565cm 10.125358960949cm)" svg:viewBox="0 0 146 187" svg:d="M31 0c0 26 0 53 0 79 28 0 56 0 84 0 0-26 0-53 0-79 10 0 21 0 31 0 0 62 0 124 0 187-10 0-21 0-31 0 0-29 0-57 0-85-28 0-56 0-84 0 0 28 0 56 0 85-10 0-21 0-31 0 0-63 0-125 0-187 10 0 21 0 31 0z">
              <text:p/>
            </draw:path>
            <draw:path draw:style-name="gr38" draw:text-style-name="P50" draw:layer="layout" svg:width="0.18cm" svg:height="0.193cm" draw:transform="rotate (0.51714105736592) translate (11.5824427049047cm 10.030115165243cm)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<text:p/>
            </draw:path>
            <draw:path draw:style-name="gr38" draw:text-style-name="P50" draw:layer="layout" svg:width="0.163cm" svg:height="0.186cm" draw:transform="rotate (0.51714105736592) translate (11.7424201770768cm 9.9433846894086cm)" svg:viewBox="0 0 164 187" svg:d="M89 108l-54 79h-35l59-81c-15-3-26-10-32-19-7-9-11-21-11-35 0-17 7-30 19-39s30-13 54-13h75v187h-31v-79zM133 22h-41c-15 0-25 3-32 8s-11 13-11 24 3 19 9 24c7 6 17 8 31 8h44z">
              <text:p/>
            </draw:path>
            <draw:path draw:style-name="gr38" draw:text-style-name="P50" draw:layer="layout" svg:width="0.151cm" svg:height="0.192cm" draw:transform="rotate (0.51714105736592) translate (12.0015690441801cm 9.7920874160585cm)" svg:viewBox="0 0 152 193" svg:d="M32 96c0 10 1 20 3 29 1 9 4 17 8 23 3 7 8 12 14 15 6 4 14 6 22 6 11 0 21-3 28-9 8-6 12-15 14-27h31c-1 8-3 16-7 23-3 7-8 14-14 19-5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<text:p/>
            </draw:path>
            <draw:path draw:style-name="gr38" draw:text-style-name="P50" draw:layer="layout" svg:width="0.147cm" svg:height="0.186cm" draw:transform="rotate (0.51714105736592) translate (12.166339029081cm 9.70259514282575cm)" svg:viewBox="0 0 148 187" svg:d="M73 0c8 0 17 1 25 2 9 1 16 4 22 7 7 4 12 9 16 15s6 13 6 23c0 6-1 11-3 16-2 4-5 8-9 12-3 3-7 6-12 8-4 2-9 4-15 5v1c6 1 12 2 18 4 5 2 10 5 14 8 4 4 7 8 9 13 3 6 4 12 4 19 0 9-2 17-6 23-3 7-8 13-14 17-6 5-14 8-23 10-8 3-18 4-28 4h-77v-187zM31 164h41c8 0 14-1 20-2 5-1 10-3 13-6 3-2 6-5 7-9 2-4 3-9 3-14 0-6-1-11-3-15-1-4-4-7-7-10-4-2-9-4-15-5-5-1-12-2-20-2h-39zM31 24v55h37c8 0 15-1 20-2s9-3 12-5c4-2 6-5 7-9 1-3 2-7 2-12 0-10-3-16-9-21-6-4-15-6-29-6z">
              <text:p/>
            </draw:path>
            <draw:path draw:style-name="gr38" draw:text-style-name="P50" draw:layer="layout" svg:width="0.163cm" svg:height="0.186cm" draw:transform="rotate (0.51714105736592) translate (12.3056852236426cm 9.62301539107125cm)" svg:viewBox="0 0 164 187" svg:d="M89 108l-54 79h-35l59-81c-15-3-26-10-32-19-7-9-11-21-11-35 0-17 7-30 19-39s30-13 54-13h75v187h-31v-79zM133 22h-41c-15 0-25 3-32 8s-11 13-11 24 3 19 10 24c6 6 16 8 30 8h44z">
              <text:p/>
            </draw:path>
            <draw:path draw:style-name="gr38" draw:text-style-name="P50" draw:layer="layout" svg:width="0.139cm" svg:height="0.192cm" draw:transform="rotate (0.51714105736592) translate (12.4740585885832cm 9.5235823495108cm)" svg:viewBox="0 0 140 193" svg:d="M70 193c-19 0-34-3-45-11-12-7-20-18-25-33l27-7c3 9 8 16 16 21 7 5 16 7 28 7 11 0 20-3 26-8 7-5 10-13 10-24 0-7-1-12-5-17-3-4-7-8-12-10-5-3-12-5-18-6-7-1-14-1-22-1v-24c8 0 14 0 21-1s12-3 17-5 9-5 12-9 4-8 4-14c0-9-3-16-8-21-6-4-14-7-25-7-4 0-8 1-12 1-4 1-8 2-11 4-4 2-7 5-9 8s-4 7-5 12l-28-4c2-7 4-14 8-20 3-5 8-10 13-14 6-3 12-6 20-7 7-2 15-3 24-3 10 0 19 1 27 4 8 2 14 5 20 10 6 4 10 9 13 15s5 13 5 20-2 12-4 17c-3 5-6 10-10 13-4 4-9 6-14 9-5 2-10 3-15 3v1c6 0 12 2 18 4 6 3 11 6 15 10 5 3 8 8 10 13 3 6 4 12 4 18 0 8-1 16-4 22-3 7-7 13-13 18s-13 9-22 12-19 4-31 4z">
              <text:p/>
            </draw:path>
            <draw:path draw:style-name="gr38" draw:text-style-name="P50" draw:layer="layout" svg:width="0.144cm" svg:height="0.186cm" draw:transform="rotate (0.51714105736592) translate (12.6297037142382cm 9.43919016152484cm)" svg:viewBox="0 0 145 187" svg:d="M73 79c24 0 42 4 54 13 12 8 18 21 18 40 0 8-2 16-5 23-3 6-7 12-13 17s-13 8-22 11c-9 2-20 4-31 4h-74v-187h31v79zM31 165h38c8 0 15-1 20-3 6-1 10-3 13-6 4-3 6-6 8-10 1-4 2-9 2-14 0-11-3-19-10-24s-18-7-33-7h-38z">
              <text:p/>
            </draw:path>
          </draw:g>
          <draw:path draw:style-name="gr20" draw:text-style-name="P26" draw:layer="layout" svg:width="0.761cm" svg:height="0.761cm" draw:transform="rotate (0.51714105736592) translate (8.63590857960683cm 12.7895690932386cm)" svg:viewBox="0 0 762 762" svg:d="M0 762c0-254 0-508 0-762 254 0 508 0 762 0 0 254 0 508 0 762-254 0-508 0-762 0z">
            <text:p/>
          </draw:path>
          <draw:path draw:style-name="gr20" draw:text-style-name="P26" draw:layer="layout" svg:width="0.761cm" svg:height="0.761cm" draw:transform="rotate (0.51714105736592) translate (14.9813327153024cm 9.18047051629cm)" svg:viewBox="0 0 762 762" svg:d="M0 762c0-254 0-508 0-762 254 0 508 0 762 0 0 254 0 508 0 762-254 0-508 0-762 0z">
            <text:p/>
          </draw:path>
        </draw:g>
        <draw:g>
          <draw:g>
            <draw:path draw:style-name="gr37" draw:text-style-name="P49" draw:layer="layout" svg:width="7.299cm" svg:height="0.562cm" draw:transform="rotate (-0.520108117094311) translate (9.32977825220731cm 13.4953656542749cm)" svg:viewBox="0 0 7300 563" svg:d="M7300 562c0-750-7300-749-7300 1">
              <text:p/>
            </draw:path>
            <draw:path draw:style-name="gr38" draw:text-style-name="P50" draw:layer="layout" svg:width="0.166cm" svg:height="0.192cm" draw:transform="rotate (-0.520108117094311) translate (11.6087388526516cm 14.3640728305078cm)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<text:p/>
            </draw:path>
            <draw:path draw:style-name="gr38" draw:text-style-name="P50" draw:layer="layout" svg:width="0.166cm" svg:height="0.262cm" draw:transform="rotate (-0.520108117094311) translate (11.8176550217347cm 14.4034494223498cm)" svg:viewBox="0 0 167 263" svg:d="M134 173c0-14-1-24-3-33s-6-16-10-21-9-9-15-11-13-3-20-3c-8 0-16 1-22 3-7 2-12 6-17 11-5 6-8 13-11 21-2 9-3 20-3 33s1 24 3 32c3 9 6 16 11 21 4 5 9 9 15 11 7 2 13 3 20 3 8 0 15-1 22-3 6-2 12-6 16-11 5-5 8-12 10-21 3-8 4-19 4-32zM92 82c26 0 45 7 57 22s18 38 18 68c0 31-8 53-22 68s-35 23-62 23c-13 0-25-2-35-6s-19-11-26-20-13-21-16-35c-4-14-6-32-6-53 0-22 2-41 5-57s9-29 16-40 17-20 29-27c12-6 26-11 43-15 6-1 13-2 18-3 6-1 12-2 17-3 5 0 10-1 15-2s10-1 15-2v28c-10 1-20 2-29 4-9 1-19 3-29 5-9 1-17 3-25 5-7 2-13 4-18 7-6 3-10 6-14 11-4 4-7 9-10 15-2 6-4 14-6 22-1 9-2 19-2 31 2-7 5-13 9-18 4-6 9-11 14-15 6-4 12-7 20-10 7-2 15-3 24-3z">
              <text:p/>
            </draw:path>
            <draw:path draw:style-name="gr38" draw:text-style-name="P50" draw:layer="layout" svg:width="0.158cm" svg:height="0.262cm" draw:transform="rotate (-0.520108117094311) translate (11.9609838325434cm 14.5658054325942cm)" svg:viewBox="0 0 159 263" svg:d="M159 96c0 14-1 27-4 39-2 12-6 22-11 30-5 9-13 16-21 21-9 5-20 7-33 7s-25-3-35-8-17-13-23-24h-1c0 0 1 1 1 3s0 4 0 7c0 2 0 5 0 9 0 3 0 7 0 10v73h-31v-222c0-5 0-9 0-13s0-8 0-12c0-3-1-6-1-8 0-3 0-4 0-4h30c0 0 0 2 0 4 1 2 1 4 1 7s0 6 0 9c1 3 1 6 1 9 3-6 7-11 10-15 4-4 8-8 13-10 5-3 10-5 16-6 5-1 12-2 19-2 13 0 24 2 33 7 8 4 16 11 21 19 5 9 9 19 11 30 3 12 4 25 4 40zM126 96c0-11-1-21-2-30s-4-17-7-23-8-11-14-14c-5-3-12-5-21-5-7 0-13 1-19 3s-12 6-16 11c-5 6-8 13-11 23s-4 22-4 38c0 13 1 24 3 33 3 9 6 17 10 22 4 6 9 10 16 12 6 3 13 4 21 4s16-2 21-5c6-3 11-8 14-14 3-7 6-14 7-24 1-9 2-19 2-31z">
              <text:p/>
            </draw:path>
            <draw:path draw:style-name="gr38" draw:text-style-name="P50" draw:layer="layout" svg:width="0.18cm" svg:height="0.193cm" draw:transform="rotate (-0.520108117094311) translate (12.1237757571942cm 14.6583350122235cm)" svg:viewBox="0 0 181 194" svg:d="M56 194c-18 0-32-5-42-15-9-10-14-24-14-41 0-13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-6 0-11-1-15-3-4-1-7-4-10-7s-5-7-6-11c-1-5-2-10-3-17h-1c-3 6-7 12-11 17s-8 9-13 12c-6 3-12 6-18 8-7 2-15 3-24 3zM63 170c10 0 19-1 26-5 8-4 14-8 19-14 5-5 8-12 11-18 2-7 3-13 3-19v-15h-34c-7 0-14 0-21 1s-13 3-18 6-10 7-13 12-4 12-4 20c0 11 3 18 8 24 6 6 13 8 23 8z">
              <text:p/>
            </draw:path>
            <draw:path draw:style-name="gr38" draw:text-style-name="P50" draw:layer="layout" svg:width="0.149cm" svg:height="0.186cm" draw:transform="rotate (-0.520108117094311) translate (12.2754016990487cm 14.7497995544103cm)" svg:viewBox="0 0 150 187" svg:d="M0 0c50 0 100 0 150 0 0 8 0 15 0 23-20 0-40 0-60 0 0 54 0 109 0 164-10 0-20 0-31 0 0-55 0-110 0-164-19 0-39 0-59 0 0-8 0-15 0-23z">
              <text:p/>
            </draw:path>
            <draw:path draw:style-name="gr38" draw:text-style-name="P50" draw:layer="layout" svg:width="0.145cm" svg:height="0.186cm" draw:transform="rotate (-0.520108117094311) translate (12.4310958321513cm 14.8390024372126cm)" svg:viewBox="0 0 146 187" svg:d="M31 0c0 26 0 53 0 79 28 0 56 0 84 0 0-26 0-53 0-79 10 0 21 0 31 0 0 62 0 124 0 187-10 0-21 0-31 0 0-29 0-57 0-85-28 0-56 0-84 0 0 28 0 56 0 85-10 0-21 0-31 0 0-63 0-125 0-187 10 0 21 0 31 0z">
              <text:p/>
            </draw:path>
            <draw:path draw:style-name="gr38" draw:text-style-name="P50" draw:layer="layout" svg:width="0.18cm" svg:height="0.193cm" draw:transform="rotate (-0.520108117094311) translate (12.5941046329202cm 14.9276948991004cm)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<text:p/>
            </draw:path>
            <draw:path draw:style-name="gr38" draw:text-style-name="P50" draw:layer="layout" svg:width="0.163cm" svg:height="0.186cm" draw:transform="rotate (-0.520108117094311) translate (12.7501433533931cm 15.0213265430794cm)" svg:viewBox="0 0 164 187" svg:d="M89 108l-54 79h-35l59-81c-15-3-26-10-32-19-7-9-11-21-11-35 0-17 7-30 19-39s30-13 54-13h75v187h-31v-79zM133 22h-41c-15 0-25 3-32 8s-11 13-11 24 3 19 9 24c7 6 17 8 31 8h44z">
              <text:p/>
            </draw:path>
            <draw:path draw:style-name="gr38" draw:text-style-name="P50" draw:layer="layout" svg:width="0.151cm" svg:height="0.192cm" draw:transform="rotate (-0.520108117094311) translate (13.0122122770812cm 15.1675075250199cm)" svg:viewBox="0 0 152 193" svg:d="M32 96c0 10 1 20 3 29 1 9 4 17 8 23 3 7 8 12 14 15 6 4 14 6 22 6 11 0 21-3 28-9 8-6 12-15 14-27h31c-1 8-3 16-7 23-3 7-8 14-14 19-6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<text:p/>
            </draw:path>
            <draw:path draw:style-name="gr38" draw:text-style-name="P50" draw:layer="layout" svg:width="0.147cm" svg:height="0.186cm" draw:transform="rotate (-0.520108117094311) translate (13.1730663556543cm 15.2638609385504cm)" svg:viewBox="0 0 148 187" svg:d="M73 0c8 0 17 1 25 2 9 1 16 4 22 7 7 4 12 9 16 15s6 13 6 23c0 6-1 11-3 16-2 4-5 8-9 12-3 3-7 6-12 8-4 2-9 4-15 5v1c6 1 12 2 18 4 5 2 10 5 14 8 4 4 7 8 9 13 3 6 4 12 4 19 0 9-2 17-6 23-3 7-8 13-14 17-6 5-14 8-23 10-8 3-18 4-28 4h-77v-187zM31 164h41c8 0 14-1 20-2 5-1 10-3 13-6 3-2 6-5 7-9 2-4 3-9 3-14 0-6-1-11-3-15-1-4-4-7-7-10-4-2-9-4-15-5-5-1-12-2-20-2h-39zM31 24v55h37c8 0 15-1 20-2s9-3 12-5c4-2 6-5 7-9 1-3 2-7 2-12 0-10-3-16-9-21-6-4-15-6-29-6z">
              <text:p/>
            </draw:path>
            <draw:path draw:style-name="gr38" draw:text-style-name="P50" draw:layer="layout" svg:width="0.163cm" svg:height="0.186cm" draw:transform="rotate (-0.520108117094311) translate (13.3124553671761cm 15.3433656698253cm)" svg:viewBox="0 0 164 187" svg:d="M89 108l-54 79h-35l59-81c-15-3-26-10-32-19-7-9-11-21-11-35 0-17 7-30 19-39s30-13 54-13h75v187h-31v-79zM133 22h-41c-15 0-25 3-32 8s-11 13-11 24 3 19 10 24c6 6 16 8 30 8h44z">
              <text:p/>
            </draw:path>
            <draw:path draw:style-name="gr38" draw:text-style-name="P50" draw:layer="layout" svg:width="0.139cm" svg:height="0.192cm" draw:transform="rotate (-0.520108117094311) translate (13.4837011766457cm 15.4377658420417cm)" svg:viewBox="0 0 140 193" svg:d="M70 193c-19 0-34-3-45-11-12-7-20-18-25-33l27-7c3 9 8 16 16 21 7 5 16 7 28 7 11 0 20-3 26-8 7-5 10-13 10-24 0-7-1-12-5-17-3-4-7-8-12-10-5-3-12-5-18-6-7-1-14-1-22-1v-24c8 0 14 0 21-1s12-3 17-5 9-5 12-9 4-8 4-14c0-9-3-16-8-21-6-4-14-7-25-7-4 0-8 1-12 1-4 1-8 2-11 4-4 2-7 5-9 8s-4 7-5 12l-28-4c2-7 4-14 8-20 3-5 8-10 13-14 6-3 12-6 20-8 7-1 15-2 24-2 10 0 19 1 27 4 8 2 14 5 20 10 6 4 10 9 13 15s5 13 5 20-2 12-4 17c-3 5-6 10-10 13-4 4-9 6-14 9-5 2-10 3-15 3v1c6 0 12 2 18 4 6 3 11 6 15 10 5 3 8 8 10 13 3 6 4 12 4 18 0 8-1 16-4 22-3 7-7 13-13 18s-13 9-22 12-19 4-31 4z">
              <text:p/>
            </draw:path>
            <draw:path draw:style-name="gr38" draw:text-style-name="P50" draw:layer="layout" svg:width="0.144cm" svg:height="0.186cm" draw:transform="rotate (-0.520108117094311) translate (13.6355232205548cm 15.5288565304597cm)" svg:viewBox="0 0 145 187" svg:d="M73 79c24 0 42 4 54 13 12 8 18 21 18 40 0 8-2 16-5 23-2 6-7 12-13 17s-13 8-22 11c-9 2-20 3-31 3l-74 1v-187h31v79zM31 165h38c8 0 15-1 20-3 6-1 10-3 13-6 4-3 6-6 8-10 1-4 2-9 2-14 0-11-3-19-10-24s-18-8-33-8h-38z">
              <text:p/>
            </draw:path>
          </draw:g>
          <draw:path draw:style-name="gr20" draw:text-style-name="P26" draw:layer="layout" svg:width="0.761cm" svg:height="0.761cm" draw:transform="rotate (-0.520108117094311) translate (8.71961176139575cm 13.7941366426434cm)" svg:viewBox="0 0 762 762" svg:d="M0 762c0-254 0-508 0-762 254 0 508 0 762 0 0 254 0 508 0 762-254 0-508 0-762 0z">
            <text:p/>
          </draw:path>
          <draw:path draw:style-name="gr20" draw:text-style-name="P26" draw:layer="layout" svg:width="0.761cm" svg:height="0.761cm" draw:transform="rotate (-0.520108117094311) translate (15.0542995709889cm 17.4220465581446cm)" svg:viewBox="0 0 762 762" svg:d="M0 762c0-254 0-508 0-762 254 0 508 0 762 0 0 254 0 508 0 762-254 0-508 0-762 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31" draw:layer="layout" svg:width="16.799cm" svg:height="13.364cm" svg:x="2.1cm" svg:y="14.107cm" presentation:class="notes" presentation:user-transformed="true">
            <draw:text-box>
              <text:p text:style-name="P15"><text:span text:style-name="T6">К основному серверу можно подключить несколько реплик, например, для распределения OLTP-нагрузки по чтению.</text:span></text:p>
              <text:p text:style-name="P15"><text:span text:style-name="T6">OLTP-запросы не должны быть долгими. Это позволяет использовать </text:span><text:span text:style-name="T26">обратную связь</text:span><text:span text:style-name="T6"> между репликой и основным сервером по протоколу репликации. В этом случае основной сервер знает, какой горизонт транзакций нужен запросам на реплике, и очистка не будет удалять соответствующие версии строк. Иными словами, обратная связь дает такой же эффект, как если бы все запросы выполнялись непосредственно на основном сервере.</text:span></text:p>
              <text:p text:style-name="P15"><text:span text:style-name="T6">Однако репликация обеспечивает только базовый механизм. Для автоматического распределения нагрузки необходимы внешние средства (балансировщики). Следует также иметь в виду, что между основным сервером и репликами не гарантируется согласованность данных, даже в случае синхронной репликации. Если приложение читает данные только с одного из серверов, оно, разумеется, будет получать согласованные данные. Но это не выполняется, если приложение читает данные с нескольких серверов. С реплики можно прочитать как устаревшие данные, так и данные, которых еще не видно на основном сервере. Подробнее эти вопросы обсуждаются в курсе DBA3 «Резервное копирование и репликация».</text:span></text:p>
              <text:p text:style-name="P15"><text:span text:style-name="T6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Каскадная репликация</text:span></text:p>
          </draw:text-box>
        </draw:frame>
        <draw:custom-shape draw:style-name="gr39" draw:text-style-name="P17" draw:layer="layout" svg:width="0.5cm" svg:height="3.419cm" draw:transform="rotate (-1.5707963267949) translate (10.222cm 12.501cm)">
          <text:p/>
          <draw:enhanced-geometry svg:viewBox="0 0 21600 21600" draw:text-areas="?f0 ?f7 ?f2 21600" draw:type="up-arrow" draw:modifiers="1506.56934306569 5130.5389221556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7" draw:layer="layout" svg:width="1.4cm" svg:height="1.1cm" draw:transform="rotate (-1.5707963267949) translate (5.357cm 12.057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7" draw:layer="layout" svg:width="3.012cm" svg:height="2.636cm" svg:x="3.51cm" svg:y="9.0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613cm" draw:transform="rotate (-3.14159265358979) translate (6.523cm 11.649cm)" svg:viewBox="0 0 3013 1614" svg:d="M3013 1614v-1199c0-208-753-415-1506-415s-1507 207-1507 415v1199c0-208 754-415 1507-415s1506 207 1506 415z">
          <text:p/>
        </draw:path>
        <draw:path draw:style-name="gr7" draw:text-style-name="P19" draw:layer="layout" svg:width="3.008cm" svg:height="0.822cm" svg:x="3.512cm" svg:y="9.628cm" svg:viewBox="0 0 3009 823" svg:d="M3009 407c0 208-754 416-1507 416-721 0-1443-191-1502-390v-18c0-208 753-415 1506-415 721 0 1444 190 1503 389z">
          <text:p/>
        </draw:path>
        <draw:frame draw:style-name="gr8" draw:text-style-name="P21" draw:layer="layout" svg:width="3.851cm" svg:height="1.207cm" svg:x="3.127cm" svg:y="7.761cm">
          <draw:text-box>
            <text:p text:style-name="P20"><text:span text:style-name="T19">основной сервер</text:span></text:p>
            <text:p text:style-name="P20"><text:span text:style-name="T41">(мастер)</text:span></text:p>
          </draw:text-box>
        </draw:frame>
        <draw:frame draw:style-name="gr9" draw:text-style-name="P22" draw:layer="layout" svg:width="2.907cm" svg:height="0.649cm" svg:x="3.527cm" svg:y="15.861cm">
          <draw:text-box>
            <text:p text:style-name="P20"><text:span text:style-name="T21">сегменты WAL</text:span></text:p>
          </draw:text-box>
        </draw:frame>
        <draw:frame draw:style-name="gr10" draw:text-style-name="P24" draw:layer="layout" svg:width="2.729cm" svg:height="1.047cm" svg:x="1.627cm" svg:y="12.262cm">
          <draw:text-box>
            <text:p text:style-name="P23"><text:span text:style-name="T22">select, insert</text:span></text:p>
            <text:p text:style-name="P23"><text:span text:style-name="T22">update, delete</text:span></text:p>
          </draw:text-box>
        </draw:frame>
        <draw:connector draw:style-name="gr11" draw:text-style-name="P20" draw:layer="layout" draw:type="curve" draw:line-skew="-0.163cm" svg:x1="3.212cm" svg:y1="14.036cm" svg:x2="3.212cm" svg:y2="15.542cm" svg:d="M3212 14036c507 0 507 1506 0 1506" svg:viewBox="0 0 381 1507">
          <text:p/>
        </draw:connector>
        <draw:custom-shape draw:style-name="gr12" draw:text-style-name="P18" draw:layer="layout" svg:width="0.377cm" svg:height="0.527cm" svg:x="3.486cm" svg:y="13.7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3.863cm" svg:y="13.7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3.486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2cm" svg:height="0.527cm" svg:x="4.54cm" svg:y="14.5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4.013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5.745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cm" svg:height="0.527cm" svg:x="3.863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842cm" svg:y="14.5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5.218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2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4.013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4.766cm" svg:y="15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3.486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39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1cm" svg:height="0.527cm" svg:x="5.971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5.595cm" svg:y="15.2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0.528cm" svg:height="0.527cm" svg:x="5.067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2cm" svg:y="15.2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3.7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4.5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5.279cm">
          <text:p/>
          <draw:enhanced-geometry svg:viewBox="0 0 21600 21600" draw:type="rectangle" draw:enhanced-path="M 0 0 L 21600 0 21600 21600 0 21600 0 0 Z N"/>
        </draw:custom-shape>
        <draw:line draw:style-name="gr16" draw:text-style-name="P26" draw:layer="layout" svg:x1="4.239cm" svg:y1="14.036cm" svg:x2="4.766cm" svg:y2="14.036cm">
          <text:p/>
        </draw:line>
        <draw:connector draw:style-name="gr17" draw:text-style-name="P20" draw:layer="layout" draw:type="curve" draw:line-skew="0.151cm" svg:x1="3.173cm" svg:y1="15.549cm" svg:x2="3.173cm" svg:y2="14.043cm" svg:d="M3173 15549c-525 0-525-1506 0-1506" svg:viewBox="0 0 395 1507">
          <text:p/>
        </draw:connector>
        <draw:frame draw:style-name="gr18" draw:text-style-name="P21" draw:layer="layout" svg:width="4.126cm" svg:height="1.207cm" svg:x="20.927cm" svg:y="7.763cm">
          <draw:text-box>
            <text:p text:style-name="P20"><text:span text:style-name="T23">резервный сервер</text:span></text:p>
            <text:p text:style-name="P20"><text:span text:style-name="T41">(реплика B)</text:span></text:p>
          </draw:text-box>
        </draw:frame>
        <draw:custom-shape draw:style-name="gr19" draw:text-style-name="P28" draw:layer="layout" svg:width="2.1cm" svg:height="0.9cm" svg:x="5.503cm" svg:y="12.303cm">
          <text:p text:style-name="P27"><text:span text:style-name="T22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1" draw:layer="layout" svg:width="4.126cm" svg:height="1.207cm" svg:x="11.727cm" svg:y="7.765cm">
          <draw:text-box>
            <text:p text:style-name="P20"><text:span text:style-name="T23">резервный сервер</text:span></text:p>
            <text:p text:style-name="P20"><text:span text:style-name="T41">(реплика A)</text:span></text:p>
          </draw:text-box>
        </draw:frame>
        <draw:custom-shape draw:style-name="gr40" draw:text-style-name="P17" draw:layer="layout" svg:width="0.5cm" svg:height="3.698cm" draw:transform="rotate (-1.5707963267949) translate (19.401cm 12.502cm)">
          <text:p/>
          <draw:enhanced-geometry svg:viewBox="0 0 21600 21600" draw:text-areas="?f0 ?f7 ?f2 21600" draw:type="up-arrow" draw:modifiers="1506.56934306569 5130.5389221556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8" draw:layer="layout" svg:width="2.1cm" svg:height="0.9cm" svg:x="15.203cm" svg:y="12.304cm">
          <text:p text:style-name="P27"><text:span text:style-name="T22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7" draw:layer="layout" svg:width="3.012cm" svg:height="2.636cm" svg:x="12.311cm" svg:y="9.0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7" draw:text-style-name="P19" draw:layer="layout" svg:width="3.008cm" svg:height="0.822cm" svg:x="12.311cm" svg:y="9.931cm" svg:viewBox="0 0 3009 823" svg:d="M3009 407c0 208-754 416-1507 416-721 0-1443-191-1502-390v-18c0-208 753-415 1506-415 721 0 1444 190 1503 389z">
          <text:p/>
        </draw:path>
        <draw:path draw:style-name="gr6" draw:text-style-name="P18" draw:layer="layout" svg:width="3.012cm" svg:height="1.316cm" svg:x="12.311cm" svg:y="10.331cm" svg:viewBox="0 0 3013 1317" svg:d="M1506 416c753 0 1507-208 1507-416v901c0 208-754 416-1507 416s-1506-208-1506-416v-901c0 208 753 416 1506 416z">
          <text:p/>
        </draw:path>
        <draw:custom-shape draw:style-name="gr5" draw:text-style-name="P17" draw:layer="layout" svg:width="3.012cm" svg:height="2.636cm" svg:x="21.511cm" svg:y="9.01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013cm" draw:transform="rotate (-3.14159265358979) translate (24.524cm 11.647cm)" svg:viewBox="0 0 3013 1014" svg:d="M3013 1014v-599c0-208-753-415-1506-415s-1507 207-1507 415v599c0-208 754-415 1507-415s1506 207 1506 415z">
          <text:p/>
        </draw:path>
        <draw:path draw:style-name="gr7" draw:text-style-name="P19" draw:layer="layout" svg:width="3.008cm" svg:height="0.822cm" svg:x="21.513cm" svg:y="10.227cm" svg:viewBox="0 0 3009 823" svg:d="M3009 407c0 208-754 416-1507 416-721 0-1443-191-1502-390v-18c0-208 753-415 1506-415 721 0 1444 190 1503 389z">
          <text:p/>
        </draw:path>
        <draw:custom-shape draw:style-name="gr19" draw:text-style-name="P28" xml:id="id13" draw:id="id13" draw:layer="layout" svg:width="2.1cm" svg:height="0.9cm" svg:x="10.404cm" svg:y="12.304cm">
          <text:p text:style-name="P27"><text:span text:style-name="T22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0.584cm" svg:height="0.692cm" svg:x="13.531cm" svg:y="11.755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8" xml:id="id14" draw:id="id14" draw:layer="layout" svg:width="2.1cm" svg:height="0.9cm" svg:x="12.773cm" svg:y="12.307cm">
          <text:p text:style-name="P27"><text:span text:style-name="T22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0" draw:layer="layout" svg:x1="12.504cm" svg:y1="12.754cm" svg:x2="12.773cm" svg:y2="12.757cm" draw:start-shape="id13" draw:start-glue-point="1" draw:end-shape="id14" draw:end-glue-point="3" svg:d="M12504 12754h135v3h134" svg:viewBox="0 0 270 4">
          <text:p/>
        </draw:connector>
        <draw:custom-shape draw:style-name="gr19" draw:text-style-name="P28" xml:id="id15" draw:id="id15" draw:layer="layout" svg:width="2.1cm" svg:height="0.9cm" svg:x="19.605cm" svg:y="12.305cm">
          <text:p text:style-name="P27"><text:span text:style-name="T22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0.584cm" svg:height="0.692cm" svg:x="22.732cm" svg:y="11.756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8" xml:id="id16" draw:id="id16" draw:layer="layout" svg:width="2.1cm" svg:height="0.9cm" svg:x="21.974cm" svg:y="12.308cm">
          <text:p text:style-name="P27"><text:span text:style-name="T22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0" draw:layer="layout" svg:x1="21.705cm" svg:y1="12.755cm" svg:x2="21.974cm" svg:y2="12.758cm" draw:start-shape="id15" draw:start-glue-point="1" draw:end-shape="id16" draw:end-glue-point="3" svg:d="M21705 12755h135v3h134" svg:viewBox="0 0 270 4">
          <text:p/>
        </draw:connector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45">уменьшение нагрузки на мастер и перераспределение сетевого трафика</text:span></text:p>
              </text:list-header>
              <text:list-item>
                <text:p text:style-name="P51"><text:span text:style-name="T4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52" draw:layer="layout" svg:width="16.799cm" svg:height="13.364cm" svg:x="2.1cm" svg:y="14.107cm" presentation:class="notes" presentation:user-transformed="true">
            <draw:text-box>
              <text:p text:style-name="P15"><text:span text:style-name="T6">Несколько реплик, подключенных к одному основному серверу, будут создавать на него определенную нагрузку. Кроме того, надо учитывать нагрузку на сеть при пересылке нескольких копий потока журнальных записей.</text:span></text:p>
              <text:p text:style-name="P15"><text:span text:style-name="T27">Для снижения нагрузки реплики можно соединять каскадом; при этом серверы передают журнальные записи друг другу по цепочке. Чем дальше от мастера, тем большее запаздывание может накопиться</text:span><text:span text:style-name="T27"><text:line-break/></text:span><text:span text:style-name="T6">в изменяемых данных.</text:span></text:p>
              <text:p text:style-name="P36"><text:span text:style-name="T6">Заметим, что каскадная синхронная репликация не поддерживается: основной сервер может быть синхронизирован только с непосред-ственно подключенной к нему репликой. А вот обратная связь поступает к основному серверу от всех реплик.</text:span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тложенная репликация</text:span></text:p>
          </draw:text-box>
        </draw:frame>
        <draw:custom-shape draw:style-name="gr41" draw:text-style-name="P54" draw:layer="layout" svg:width="5.441cm" svg:height="1.161cm" svg:x="12.602cm" svg:y="14.704cm">
          <text:p text:style-name="P53"><text:span text:style-name="T46">задержка воспроизведения</text:span></text:p>
          <draw:enhanced-geometry svg:viewBox="0 0 21600 21600" draw:mirror-horizontal="true" draw:mirror-vertical="false" draw:type="line-callout-2" draw:modifiers="-3556.33958103638 -27399.6557659208 -2502.1978021978 10316.6953528399 -988.313120176406 10298.106712564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4" draw:text-style-name="P4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7"><text:span text:style-name="T45">«машина времени»</text:span></text:p>
              </text:list-item>
              <text:list-item>
                <text:p text:style-name="P47"><text:span text:style-name="T45">и возможность восстановления на определенный момент без архива</text:span></text:p>
              </text:list-item>
              <text:list-item>
                <text:p text:style-name="P9"><text:span text:style-name="T45"/></text:p>
              </text:list-item>
            </text:list>
          </draw:text-box>
        </draw:frame>
        <draw:custom-shape draw:style-name="gr3" draw:text-style-name="P17" draw:layer="layout" svg:width="0.5cm" svg:height="8.75cm" draw:transform="rotate (-1.5707963267949) translate (15.553cm 12.503cm)">
          <text:p/>
          <draw:enhanced-geometry svg:viewBox="0 0 21600 21600" draw:text-areas="?f0 ?f7 ?f2 21600" draw:type="up-arrow" draw:modifiers="449.898120896536 5259.880239520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7" draw:layer="layout" svg:width="1.4cm" svg:height="1.1cm" draw:transform="rotate (-1.5707963267949) translate (5.357cm 12.057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5" draw:text-style-name="P17" draw:layer="layout" svg:width="3.012cm" svg:height="2.636cm" svg:x="3.51cm" svg:y="9.0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613cm" draw:transform="rotate (-3.14159265358979) translate (6.523cm 11.649cm)" svg:viewBox="0 0 3013 1614" svg:d="M3013 1614v-1199c0-208-753-415-1506-415s-1507 207-1507 415v1199c0-208 754-415 1507-415s1506 207 1506 415z">
          <text:p/>
        </draw:path>
        <draw:path draw:style-name="gr7" draw:text-style-name="P19" draw:layer="layout" svg:width="3.008cm" svg:height="0.822cm" svg:x="3.512cm" svg:y="9.628cm" svg:viewBox="0 0 3009 823" svg:d="M3009 407c0 208-754 416-1507 416-721 0-1443-191-1502-390v-18c0-208 753-415 1506-415 721 0 1444 190 1503 389z">
          <text:p/>
        </draw:path>
        <draw:frame draw:style-name="gr8" draw:text-style-name="P21" draw:layer="layout" svg:width="3.851cm" svg:height="1.207cm" svg:x="3.127cm" svg:y="7.761cm">
          <draw:text-box>
            <text:p text:style-name="P20"><text:span text:style-name="T19">основной сервер</text:span></text:p>
            <text:p text:style-name="P20"><text:span text:style-name="T41">(мастер)</text:span></text:p>
          </draw:text-box>
        </draw:frame>
        <draw:frame draw:style-name="gr9" draw:text-style-name="P22" draw:layer="layout" svg:width="2.907cm" svg:height="0.649cm" svg:x="3.527cm" svg:y="15.861cm">
          <draw:text-box>
            <text:p text:style-name="P20"><text:span text:style-name="T21">сегменты WAL</text:span></text:p>
          </draw:text-box>
        </draw:frame>
        <draw:frame draw:style-name="gr10" draw:text-style-name="P24" draw:layer="layout" svg:width="2.729cm" svg:height="1.047cm" svg:x="1.627cm" svg:y="12.262cm">
          <draw:text-box>
            <text:p text:style-name="P23"><text:span text:style-name="T22">select, insert</text:span></text:p>
            <text:p text:style-name="P23"><text:span text:style-name="T22">update, delete</text:span></text:p>
          </draw:text-box>
        </draw:frame>
        <draw:connector draw:style-name="gr11" draw:text-style-name="P20" draw:layer="layout" draw:type="curve" draw:line-skew="-0.163cm" svg:x1="3.212cm" svg:y1="14.036cm" svg:x2="3.212cm" svg:y2="15.542cm" svg:d="M3212 14036c507 0 507 1506 0 1506" svg:viewBox="0 0 381 1507">
          <text:p/>
        </draw:connector>
        <draw:custom-shape draw:style-name="gr12" draw:text-style-name="P18" draw:layer="layout" svg:width="0.377cm" svg:height="0.527cm" svg:x="3.486cm" svg:y="13.7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3.863cm" svg:y="13.7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3.486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2cm" svg:height="0.527cm" svg:x="4.54cm" svg:y="14.5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4.013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5.745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cm" svg:height="0.527cm" svg:x="3.863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842cm" svg:y="14.5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5.218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2cm" svg:y="14.5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7cm" svg:height="0.527cm" svg:x="4.013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01cm" svg:height="0.527cm" svg:x="4.766cm" svg:y="15.2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27cm" svg:height="0.527cm" svg:x="3.486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4.39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151cm" svg:height="0.527cm" svg:x="5.971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5.595cm" svg:y="15.2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0.528cm" svg:height="0.527cm" svg:x="5.067cm" svg:y="15.27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376cm" svg:height="0.527cm" svg:x="6.122cm" svg:y="15.2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3.7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4.5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012cm" svg:height="0.527cm" svg:x="3.486cm" svg:y="15.279cm">
          <text:p/>
          <draw:enhanced-geometry svg:viewBox="0 0 21600 21600" draw:type="rectangle" draw:enhanced-path="M 0 0 L 21600 0 21600 21600 0 21600 0 0 Z N"/>
        </draw:custom-shape>
        <draw:line draw:style-name="gr16" draw:text-style-name="P26" draw:layer="layout" svg:x1="4.239cm" svg:y1="14.036cm" svg:x2="4.766cm" svg:y2="14.036cm">
          <text:p/>
        </draw:line>
        <draw:connector draw:style-name="gr17" draw:text-style-name="P20" draw:layer="layout" draw:type="curve" draw:line-skew="0.151cm" svg:x1="3.173cm" svg:y1="15.549cm" svg:x2="3.173cm" svg:y2="14.043cm" svg:d="M3173 15549c-525 0-525-1506 0-1506" svg:viewBox="0 0 395 1507">
          <text:p/>
        </draw:connector>
        <draw:custom-shape draw:style-name="gr5" draw:text-style-name="P17" draw:layer="layout" svg:width="3.012cm" svg:height="2.636cm" svg:x="17.51cm" svg:y="9.01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ath draw:style-name="gr6" draw:text-style-name="P18" draw:layer="layout" svg:width="3.012cm" svg:height="1.613cm" draw:transform="rotate (-3.14159265358979) translate (20.523cm 11.65cm)" svg:viewBox="0 0 3013 1614" svg:d="M3013 1614v-1199c0-208-753-415-1506-415s-1507 207-1507 415v1199c0-208 754-415 1507-415s1506 207 1506 415z">
          <text:p/>
        </draw:path>
        <draw:path draw:style-name="gr7" draw:text-style-name="P19" draw:layer="layout" svg:width="3.008cm" svg:height="0.822cm" svg:x="17.512cm" svg:y="9.629cm" svg:viewBox="0 0 3009 823" svg:d="M3009 407c0 208-754 416-1507 416-721 0-1443-191-1502-390v-18c0-208 753-415 1506-415 721 0 1444 190 1503 389z">
          <text:p/>
        </draw:path>
        <draw:frame draw:style-name="gr18" draw:text-style-name="P21" draw:layer="layout" svg:width="4.126cm" svg:height="1.207cm" svg:x="16.927cm" svg:y="7.763cm">
          <draw:text-box>
            <text:p text:style-name="P20"><text:span text:style-name="T23">резервный сервер</text:span></text:p>
            <text:p text:style-name="P20"><text:span text:style-name="T41">(реплика)</text:span></text:p>
          </draw:text-box>
        </draw:frame>
        <draw:custom-shape draw:style-name="gr19" draw:text-style-name="P28" draw:layer="layout" svg:width="2.1cm" svg:height="0.9cm" svg:x="5.503cm" svg:y="12.303cm">
          <text:p text:style-name="P27"><text:span text:style-name="T22">wal 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8" xml:id="id17" draw:id="id17" draw:layer="layout" svg:width="2.1cm" svg:height="0.9cm" svg:x="15.604cm" svg:y="12.304cm">
          <text:p text:style-name="P27"><text:span text:style-name="T22">wal rece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0.762cm" svg:height="0.762cm" svg:x="7.368cm" svg:y="12.5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0.762cm" svg:height="0.762cm" svg:x="11.168cm" svg:y="12.3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584cm" svg:height="0.692cm" svg:x="18.731cm" svg:y="11.755cm">
          <text:p/>
          <draw:enhanced-geometry svg:viewBox="0 0 21600 21600" draw:text-areas="?f0 ?f7 ?f2 21600" draw:type="up-arrow" draw:modifiers="10192.2077922078 5243.076923076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8" xml:id="id18" draw:id="id18" draw:layer="layout" svg:width="2.1cm" svg:height="0.9cm" svg:x="17.973cm" svg:y="12.307cm">
          <text:p text:style-name="P27"><text:span text:style-name="T22">star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0" draw:layer="layout" svg:x1="17.704cm" svg:y1="12.754cm" svg:x2="17.973cm" svg:y2="12.757cm" draw:start-shape="id17" draw:start-glue-point="1" draw:end-shape="id18" draw:end-glue-point="3" svg:d="M17704 12754h135v3h134" svg:viewBox="0 0 270 4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52" draw:layer="layout" svg:width="16.799cm" svg:height="13.364cm" svg:x="2.1cm" svg:y="14.107cm" presentation:class="notes" presentation:user-transformed="true">
            <draw:text-box>
              <text:p text:style-name="P15"><text:span text:style-name="T6">Полезной может оказаться возможность просматривать данные на некоторый момент в прошлом и, при необходимости, восстановить сервер на этот момент. Это позволяет, в частности, справиться</text:span><text:span text:style-name="T6"><text:line-break/></text:span><text:span text:style-name="T6">с ошибкой пользователя, совершившего неправильные действия, требующие отмены.</text:span></text:p>
              <text:p text:style-name="P15"><text:span text:style-name="T6">Обычный механизм восстановления из архива на момент времени (point-in-time recovery) в принципе позволяет решить эту задачу,</text:span><text:span text:style-name="T6"><text:line-break/></text:span><text:span text:style-name="T6">но требует большой подготовительной работы и занимает много времени. А способа построить снимок данных по состоянию</text:span><text:span text:style-name="T6"><text:line-break/></text:span><text:span text:style-name="T6">на произвольный момент в прошлом в PostgreSQL нет.</text:span></text:p>
              <text:p text:style-name="P15"><text:span text:style-name="T6">Задача решается созданием реплики, которая применяет записи WAL не сразу, а через установленный интервал времени.</text:span></text:p>
              <text:p text:style-name="P15"><text:span text:style-name="T6"/></text:p>
              <text:p text:style-name="P15"><text:span text:style-name="T6">В этом курсе мы не обсуждаем необходимые настройки для каждого</text:span><text:span text:style-name="T6"><text:line-break/></text:span><text:span text:style-name="T6">из показанных вариантов. Для подробной информации обратитесь</text:span><text:span text:style-name="T6"><text:line-break/></text:span><text:span text:style-name="T6">к курсу DBA3 «Резервное копирование и репликация».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20.136cm" svg:height="1.741cm" svg:x="1.2cm" svg:y="0.737cm" presentation:class="title" presentation:user-transformed="true">
          <draw:text-box>
            <text:p><text:span text:style-name="T10">Переключение на реплику</text:span></text:p>
          </draw:text-box>
        </draw:frame>
        <draw:frame presentation:style-name="pr4" draw:text-style-name="P1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3"><text:span text:style-name="T11">Плановое переключение</text:span></text:p>
                <text:list>
                  <text:list-item>
                    <text:p text:style-name="P55"><text:span text:style-name="T30">останов основного сервера для технических работ без прерывания обслуживания</text:span></text:p>
                  </text:list-item>
                  <text:list-item>
                    <text:p text:style-name="P56"><text:span text:style-name="T30">ручной режим</text:span></text:p>
                  </text:list-item>
                </text:list>
              </text:list-item>
              <text:list-item>
                <text:p text:style-name="P57"><text:span text:style-name="T11">Аварийное переключение</text:span></text:p>
                <text:list>
                  <text:list-item>
                    <text:p text:style-name="P55"><text:span text:style-name="T30">переход на реплику из-за сбоя основного сервера</text:span></text:p>
                  </text:list-item>
                  <text:list-item>
                    <text:p text:style-name="P57"><text:span text:style-name="T30">ручной режим,</text:span><text:span text:style-name="T30"><text:line-break/></text:span><text:span text:style-name="T30">но в принципе можно автоматизировать с помощью</text:span><text:span text:style-name="T30"><text:line-break/></text:span><text:span text:style-name="T30">дополнительного кластерного ПО</text:span></text:p>
                  </text:list-item>
                  <text:list-item>
                    <text:p text:style-name="P55"><text:span text:style-name="T4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31" draw:layer="layout" svg:width="16.799cm" svg:height="13.364cm" svg:x="2.1cm" svg:y="14.107cm" presentation:class="notes" presentation:user-transformed="true">
            <draw:text-box>
              <text:p text:style-name="P15"><text:span text:style-name="T27">Имеющуюся реплику можно использовать и для того, чтобы переключить на нее приложение с основного сервера.</text:span></text:p>
              <text:p text:style-name="P15"><text:span text:style-name="T27">Причины перехода на резервный сервер бывают разные. Это может быть необходимость технических работ на основном сервере — тогда переход выполняется в удобное время в штатном режиме. Возможен</text:span><text:span text:style-name="T27"><text:line-break/></text:span><text:span text:style-name="T27">и сбой основного сервера, в таком случае переходить на резервный сервер нужно как можно быстрее, чтобы не прерывать обслуживание пользователей.</text:span></text:p>
              <text:p text:style-name="P15"><text:span text:style-name="T27">Даже в случае сбоя переход осуществляется вручную, если не используется специальное кластерное программное обеспечение, которое следит за состоянием серверов и может инициировать <text:s/>переход автоматически.</text:span></text:p>
              <text:p text:style-name="P15"><text:span text:style-name="T27"/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1" draw:text-style-name="P38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33"/></text:p>
            <text:p text:style-name="P1"><text:span text:style-name="T33"/></text:p>
            <text:p text:style-name="P1"><text:span text:style-name="T33"/></text:p>
            <text:p text:style-name="P1"><text:span text:style-name="T33"><text:s text:c="11"/></text:span><text:span text:style-name="T33">$ psql</text:span></text:p>
            <text:p text:style-name="P1"><text:span text:style-name="T33"><text:s text:c="11"/></text:span><text:span text:style-name="T33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47">Механизм физической репликации основан на передаче</text:span><text:span text:style-name="T47"><text:line-break/></text:span><text:span text:style-name="T47">журнальных записей на реплику и их применении</text:span></text:p>
                <text:list>
                  <text:list-item>
                    <text:p text:style-name="P13"><text:span text:style-name="T14">трансляция потока записей или файлов WAL</text:span></text:p>
                  </text:list-item>
                </text:list>
              </text:list-item>
              <text:list-item>
                <text:p text:style-name="P9"><text:span text:style-name="T47">Физическая репликация создает точную копию</text:span><text:span text:style-name="T47"><text:line-break/></text:span><text:span text:style-name="T47">всего кластера</text:span></text:p>
                <text:list>
                  <text:list-item>
                    <text:p text:style-name="P12"><text:span text:style-name="T14">однонаправленная, требует двоичной совместимости</text:span></text:p>
                  </text:list-item>
                  <text:list-item>
                    <text:p text:style-name="P13"><text:span text:style-name="T14">базовый механизм для решения целого ряда задач</text:span></text:p>
                  </text:list-item>
                </text:list>
              </text:list-item>
              <text:list-item>
                <text:p text:style-name="P9"><text:span text:style-name="T4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14" draw:text-style-name="P8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5" draw:text-style-name="P60" draw:layer="layout" svg:width="25.6cm" svg:height="14.4cm" svg:x="1.2cm" svg:y="4.8cm" presentation:class="outline">
          <draw:text-box>
            <text:list text:style-name="L5">
              <text:list-item>
                <text:p text:style-name="P59"><text:span text:style-name="T48">Разверните реплику так, как показано в демонстрации.</text:span><text:span text:style-name="T48"><text:line-break/></text:span><text:span text:style-name="T49"> </text:span><text:span text:style-name="T48"><text:line-break/></text:span><text:span text:style-name="T48">Проверьте, как работает приложение, если переключить его на использование реплики.</text:span></text:p>
              </text:list-item>
            </text:list>
            <text:list text:style-name="L6">
              <text:list-item>
                <text:p text:style-name="P59"><text:span text:style-name="T48">Добавьте к механизму фоновых заданий возможность выполнять задания на реплике с помощью расширения dblink.</text:span><text:span text:style-name="T48"><text:line-break/></text:span><text:span text:style-name="T48">Убедитесь, что долгое задание не приведет к появлению такой же долгой транзакции на основном сервере.</text:span></text:p>
              </text:list-item>
            </text:list>
          </draw:text-box>
        </draw:frame>
        <draw:g draw:name="book">
          <draw:custom-shape draw:style-name="gr42" draw:text-style-name="P61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3" draw:text-style-name="P17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7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5" draw:text-style-name="P61" draw:layer="layout" svg:width="1.309cm" svg:height="0.703cm" draw:transform="rotate (1.5707963267949) translate (9.655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7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7" draw:text-style-name="P17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8" draw:text-style-name="P17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9" draw:text-style-name="P17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6" draw:text-style-name="P62" draw:layer="layout" svg:width="16.799cm" svg:height="15.121cm" svg:x="2.1cm" svg:y="14.107cm" presentation:class="notes" presentation:user-transformed="true">
            <draw:text-box>
              <text:p text:style-name="P36"><text:span text:style-name="T17">1. Переключатель сервера находится в верхней части информационной панели приложения.</text:span></text:p>
              <text:p text:style-name="P36"><text:span text:style-name="T17">Обратите внимание на то, какие операции по-прежнему работают,</text:span><text:span text:style-name="T17"><text:line-break/></text:span><text:span text:style-name="T17">а какие — вызывают ошибку.</text:span></text:p>
              <text:p text:style-name="P36"><text:span text:style-name="T17"/></text:p>
              <text:p text:style-name="P36"><text:span text:style-name="T17">2. Приложение позволяет при отправке задания на выполнение указать удаленный сервер, и записывает имя узла и порт в таблицу tasks.</text:span></text:p>
              <text:p text:style-name="P36"><text:span text:style-name="T17">Добавьте в процедуру process_tasks проверку: если указаны узел</text:span><text:span text:style-name="T17"><text:line-break/></text:span><text:span text:style-name="T17">и порт, вызывайте функцию run не локально, а с помощью расширения dblink на указанном сервере. (Расширение рассматривалось в теме «Фоновые процессы»)</text:span></text:p>
              <text:p text:style-name="P36"><text:span text:style-name="T17">Чтобы долгое задание не приводило к появлению такой же долгой транзакции на основном сервере, используйте dblink в асинхронном режиме, и периодически опрашивайте готовность запроса в отдельных, коротких, транзакциях.</text:span></text:p>
              <text:p text:style-name="P36"><text:span text:style-name="T17"/></text:p>
            </draw:text-box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7" draw:text-style-name="P63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59"><text:span text:style-name="T48">Настройте физическую потоковую репликацию</text:span><text:span text:style-name="T48"><text:line-break/></text:span><text:span text:style-name="T48">между двумя серверами в синхронном режиме.</text:span><text:span text:style-name="T48"><text:line-break/></text:span><text:span text:style-name="T48">Проверьте работу репликации. Убедитесь, что при остановленной реплике фиксация не завершается.</text:span></text:p>
              </text:list-item>
              <text:list-item>
                <text:p text:style-name="P59"><text:span text:style-name="T48">По умолчанию применение конфликтующих записей</text:span><text:span text:style-name="T48"><text:line-break/></text:span><text:span text:style-name="T48">на реплике откладывается максимум на 30 секунд. Отключите откладывание применения и убедитесь, что долгий запрос, выполняющийся на реплике, будет прерван, если необходимые ему версии строк удаляются и очищаются</text:span><text:span text:style-name="T48"><text:line-break/></text:span><text:span text:style-name="T48">на мастере.</text:span><text:span text:style-name="T48"><text:line-break/></text:span><text:span text:style-name="T48">Включите обратную связь и убедитесь, что теперь запрос</text:span><text:span text:style-name="T48"><text:line-break/></text:span><text:span text:style-name="T48">не прерывается из-за того, что на мастере откладывается очистк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1" draw:text-style-name="P64" draw:layer="layout" svg:width="16.799cm" svg:height="13.364cm" svg:x="2.1cm" svg:y="14.107cm" presentation:class="notes" presentation:user-transformed="true">
            <draw:text-box>
              <text:p text:style-name="P15"><text:span text:style-name="T50">1. Для этого на мастере установите с помощью ALTER SYSTEM следующие параметры:</text:span></text:p>
              <text:list text:style-name="L1">
                <text:list-item>
                  <text:p text:style-name="P15"><text:span text:style-name="T51">synchronous_commit</text:span><text:span text:style-name="T50"> = on</text:span></text:p>
                </text:list-item>
                <text:list-item>
                  <text:p text:style-name="P15"><text:span text:style-name="T51">synchronous_standby_names</text:span><text:span text:style-name="T50"> = '"16/replica"'</text:span></text:p>
                </text:list-item>
              </text:list>
              <text:p text:style-name="P15"><text:span text:style-name="T50"/></text:p>
              <text:p text:style-name="P15"><text:span text:style-name="T50">2. За откладывание применения конфликтующих записей на реплике отвечает параметр </text:span><text:span text:style-name="T52">max_standby_streaming_delay</text:span><text:span text:style-name="T53">. Установите его в 0. Обратная связь включается параметром </text:span><text:span text:style-name="T52">hot_standby_feedback</text:span><text:span text:style-name="T53"> = on.</text:span><text:span text:style-name="T53"><text:line-break/></text:span><text:span text:style-name="T53">Оба параметра устанавливаются через ALTER SYSTEM с последующим перечитыванием настроек.</text:span></text:p>
              <text:p text:style-name="P15"><text:span text:style-name="T53">Чтобы запрос выполнялся долго на небольшом объеме данных, можно добавить в него вызов функции pg_sleep.</text:span></text:p>
              <text:p text:style-name="P15"><text:span text:style-name="T53"/></text:p>
            </draw:text-box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8" draw:text-style-name="P63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59"><text:span text:style-name="T48">Настройте физическую потоковую репликацию</text:span><text:span text:style-name="T48"><text:line-break/></text:span><text:span text:style-name="T48">между двумя серверами в синхронном режиме.</text:span><text:span text:style-name="T48"><text:line-break/></text:span><text:span text:style-name="T48">Проверьте работу репликации. Убедитесь, что при остановленной реплике фиксация не завершается.</text:span></text:p>
              </text:list-item>
              <text:list-item>
                <text:p text:style-name="P59"><text:span text:style-name="T48">По умолчанию применение конфликтующих записей</text:span><text:span text:style-name="T48"><text:line-break/></text:span><text:span text:style-name="T48">на реплике откладывается максимум на 30 секунд. Отключите откладывание применения и убедитесь, что долгий запрос, выполняющийся на реплике, будет прерван, если необходимые ему версии строк удаляются и очищаются</text:span><text:span text:style-name="T48"><text:line-break/></text:span><text:span text:style-name="T48">на мастере.</text:span><text:span text:style-name="T48"><text:line-break/></text:span><text:span text:style-name="T48">Включите обратную связь и убедитесь, что теперь запрос</text:span><text:span text:style-name="T48"><text:line-break/></text:span><text:span text:style-name="T48">не прерывается из-за того, что на мастере откладывается очистк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1" draw:text-style-name="P64" draw:layer="layout" svg:width="16.799cm" svg:height="13.364cm" svg:x="2.1cm" svg:y="14.107cm" presentation:class="notes" presentation:user-transformed="true">
            <draw:text-box>
              <text:p text:style-name="P15"><text:span text:style-name="T50">1. Для этого на мастере установите с помощью ALTER SYSTEM следующие параметры:</text:span></text:p>
              <text:list text:style-name="L1">
                <text:list-item>
                  <text:p text:style-name="P15"><text:span text:style-name="T51">synchronous_commit</text:span><text:span text:style-name="T50"> = on</text:span></text:p>
                </text:list-item>
                <text:list-item>
                  <text:p text:style-name="P15"><text:span text:style-name="T51">synchronous_standby_names</text:span><text:span text:style-name="T50"> = '"16/replica"'</text:span></text:p>
                </text:list-item>
              </text:list>
              <text:p text:style-name="P15"><text:span text:style-name="T50"/></text:p>
              <text:p text:style-name="P15"><text:span text:style-name="T50">2. За откладывание применения конфликтующих записей на реплике отвечает параметр </text:span><text:span text:style-name="T52">max_standby_streaming_delay</text:span><text:span text:style-name="T53">. Установите его в 0. Обратная связь включается параметром </text:span><text:span text:style-name="T52">hot_standby_feedback</text:span><text:span text:style-name="T53"> = on.</text:span><text:span text:style-name="T53"><text:line-break/></text:span><text:span text:style-name="T53">Оба параметра устанавливаются через ALTER SYSTEM с последующим перечитыванием настроек.</text:span></text:p>
              <text:p text:style-name="P15"><text:span text:style-name="T53">Чтобы запрос выполнялся долго на небольшом объеме данных, можно добавить в него вызов функции pg_sleep.</text:span></text:p>
              <text:p text:style-name="P15"><text:span text:style-name="T5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, 'Arial Unicode MS'" style:font-charset="x-symbol"/>
    <style:font-face style:name="OpenSymbol2" svg:font-family="OpenSymbol, 'Arial Unicode MS'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pitch="fixed"/>
    <style:font-face style:name="Liberation Mono6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" style:font-pitch="variable"/>
    <style:font-face style:name="Liberation Sans" svg:font-family="'Liberation Sans'" style:font-pitch="variable"/>
    <style:font-face style:name="OpenSymbol" svg:font-family="OpenSymbol, 'Arial Unicode MS'" style:font-pitch="variable"/>
    <style:font-face style:name="Liberation Mono5" svg:font-family="'Liberation Mono'" style:font-family-generic="modern" style:font-pitch="variable"/>
    <style:font-face style:name="Liberation Mono4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3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6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0" draw:border="0%"/>
    <draw:gradient draw:name="Filled_20_Blue" draw:display-name="Filled Blue" draw:style="linear" draw:start-color="#729fcf" draw:end-color="#355269" draw:start-intensity="100%" draw:end-intensity="100%" draw:angle="3000" draw:border="0%"/>
    <draw:gradient draw:name="Filled_20_Green" draw:display-name="Filled Green" draw:style="linear" draw:start-color="#77bc65" draw:end-color="#127622" draw:start-intensity="100%" draw:end-intensity="100%" draw:angle="3000" draw:border="0%"/>
    <draw:gradient draw:name="Filled_20_Red" draw:display-name="Filled Red" draw:style="linear" draw:start-color="#ff6d6d" draw:end-color="#c9211e" draw:start-intensity="100%" draw:end-intensity="100%" draw:angle="3000" draw:border="0%"/>
    <draw:gradient draw:name="Filled_20_Yellow" draw:display-name="Filled Yellow" draw:style="linear" draw:start-color="#ffde59" draw:end-color="#b47804" draw:start-intensity="100%" draw:end-intensity="100%" draw:angle="3000" draw:border="0%"/>
    <draw:gradient draw:name="Gradient_20_2" draw:display-name="Gradient 2" draw:style="linear" draw:start-color="#e6e6ff" draw:end-color="#f0e6ff" draw:start-intensity="100%" draw:end-intensity="100%" draw:angle="30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pty" xlink:href="Pictures/10000000000000080000000804B398AF1D13287F.png" xlink:type="simple" xlink:show="embed" xlink:actuate="onLoad"/>
    <draw:opacity draw:name="Transparency_20_2" draw:display-name="Transparency 2" draw:style="linear" draw:start="100%" draw:end="50%" draw:angle="0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4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3T14:43:57.008538571</meta:creation-date>
    <meta:editing-duration>P2DT11H45M6S</meta:editing-duration>
    <meta:editing-cycles>186</meta:editing-cycles>
    <meta:generator>LibreOffice/6.4.7.2$MacOSX_X86_64 LibreOffice_project/639b8ac485750d5696d7590a72ef1b496725cfb5</meta:generator>
    <dc:date>2024-08-11T16:32:15.689039464</dc:date>
    <dc:creator>Егориус </dc:creator>
    <meta:document-statistic meta:object-count="500"/>
    <meta:template xlink:type="simple" xlink:actuate="onRequest" xlink:title="master" xlink:href="../../../../../.config/libreoffice/4/user/template/master.otp" meta:date="2015-06-03T14:43:56.815095550"/>
  </office:meta>
</office:document-meta>
</file>